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4.68mm"/>
    </style:style>
    <style:style style:name="co9" style:family="table-column">
      <style:table-column-properties fo:break-before="auto" style:column-width="24.47mm"/>
    </style:style>
    <style:style style:name="co3" style:family="table-column">
      <style:table-column-properties fo:break-before="auto" style:column-width="67.24mm"/>
    </style:style>
    <style:style style:name="co4" style:family="table-column">
      <style:table-column-properties fo:break-before="auto" style:column-width="79.39mm"/>
    </style:style>
    <style:style style:name="co5" style:family="table-column">
      <style:table-column-properties fo:break-before="auto" style:column-width="100.52mm"/>
    </style:style>
    <style:style style:name="co6" style:family="table-column">
      <style:table-column-properties fo:break-before="auto" style:column-width="42.63mm"/>
    </style:style>
    <style:style style:name="co7" style:family="table-column">
      <style:table-column-properties fo:break-before="auto" style:column-width="39.39mm"/>
    </style:style>
    <style:style style:name="co8" style:family="table-column">
      <style:table-column-properties fo:break-before="auto" style:column-width="37.98mm"/>
    </style:style>
    <style:style style:name="co11" style:family="table-column">
      <style:table-column-properties fo:break-before="auto" style:column-width="33.09mm"/>
    </style:style>
    <style:style style:name="co12" style:family="table-column">
      <style:table-column-properties fo:break-before="auto" style:column-width="27.5mm"/>
    </style:style>
    <style:style style:name="ro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15.08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20.11mm" fo:break-before="auto" style:use-optimal-row-height="false"/>
    </style:style>
    <style:style style:name="ro9" style:family="table-row">
      <style:table-row-properties style:row-height="35.45mm" fo:break-before="auto" style:use-optimal-row-height="false"/>
    </style:style>
    <style:style style:name="ro10" style:family="table-row">
      <style:table-row-properties style:row-height="25.4mm" fo:break-before="auto" style:use-optimal-row-height="false"/>
    </style:style>
    <style:style style:name="ro11" style:family="table-row">
      <style:table-row-properties style:row-height="18.52mm" fo:break-before="auto" style:use-optimal-row-height="false"/>
    </style:style>
    <style:style style:name="ro12" style:family="table-row">
      <style:table-row-properties style:row-height="13.76mm" fo:break-before="auto" style:use-optimal-row-height="false"/>
    </style:style>
    <style:style style:name="ro13" style:family="table-row">
      <style:table-row-properties style:row-height="23.28mm" fo:break-before="auto" style:use-optimal-row-height="false"/>
    </style:style>
    <style:style style:name="ro15" style:family="table-row">
      <style:table-row-properties style:row-height="30.43mm" fo:break-before="auto" style:use-optimal-row-height="false"/>
    </style:style>
    <style:style style:name="ro16" style:family="table-row">
      <style:table-row-properties style:row-height="27.78mm" fo:break-before="auto" style:use-optimal-row-height="false"/>
    </style:style>
    <style:style style:name="ro17" style:family="table-row">
      <style:table-row-properties style:row-height="4.52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" style:font-size-asian="11pt" style:font-size-complex="11pt" style:font-weight-asian="normal" style:font-weight-complex="normal" fo:font-style="normal" style:font-style-asian="normal" style:font-style-complex="normal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10" style:family="text">
      <style:text-properties fo:color="#333333"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" style:font-size-asian="11pt" style:font-size-complex="11pt" style:font-weight-asian="normal" style:font-weight-complex="normal" fo:font-style="italic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name-complex="Arial" style:font-size-asian="10pt" style:font-size-complex="10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7" table:default-cell-style-name="Default"/>
        <table:table-column table:style-name="co9" table:number-columns-repeated="1000" table:default-cell-style-name="Default"/>
        <table:table-row table:style-name="ro4">
          <table:table-cell table:style-name="ce7" office:value-type="string" calcext:value-type="string">
            <text:p>Kalaallisut</text:p>
          </table:table-cell>
          <table:table-cell table:style-name="ce18" office:value-type="string" calcext:value-type="string">
            <text:p>Suussusia</text:p>
          </table:table-cell>
          <table:table-cell table:style-name="ce23" office:value-type="string" calcext:value-type="string">
            <text:p>Tuluttuua</text:p>
          </table:table-cell>
          <table:table-cell table:style-name="ce18" office:value-type="string" calcext:value-type="string">
            <text:p>Assersuut kalaallisut</text:p>
          </table:table-cell>
          <table:table-cell table:style-name="ce34" office:value-type="string" calcext:value-type="string">
            <text:p>Assersuut tuluttut</text:p>
          </table:table-cell>
          <table:table-cell table:style-name="ce42" office:value-type="string" calcext:value-type="string">
            <text:p>Nassuiaat/explanation</text:p>
          </table:table-cell>
          <table:table-cell table:style-name="ce46" office:value-type="string" calcext:value-type="string">
            <text:p>comments/corrections</text:p>
          </table:table-cell>
          <table:table-cell table:style-name="ce46" table:number-columns-repeated="17"/>
          <table:table-cell table:number-columns-repeated="1000"/>
        </table:table-row>
        <table:table-row table:style-name="ro5">
          <table:table-cell table:style-name="ce8" office:value-type="string" calcext:value-type="string">
            <text:p>saaff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urns to him/her for assistan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ffiginnitt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ception des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ginn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tiff shirt front for men's formal wear, dicki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gissisim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pleasantly full after a good mea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g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urtain, drapes, theater curta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g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vei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10" office:value-type="string" calcext:value-type="string">
            <text:p>saagu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ngs a curtain in front of it, pulls something in front of it</text:p>
          </table:table-cell>
          <table:table-cell table:style-name="ce29"/>
          <table:table-cell table:style-name="ce35"/>
          <table:table-cell table:style-name="ce20"/>
          <table:table-cell table:style-name="ce22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saagule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urtain ro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agusim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 curtain in front of it, there is something that has been pulled in front of it </text:p>
          </table:table-cell>
          <table:table-cell table:style-name="ce29"/>
          <table:table-cell table:style-name="ce35"/>
          <table:table-cell table:style-name="ce20" office:value-type="string" calcext:value-type="string">
            <text:p>to hide it_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kut 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sago or potato mea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lers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jumps at him/her, snaps at him/her </text:p>
          </table:table-cell>
          <table:table-cell table:style-name="ce29"/>
          <table:table-cell table:style-name="ce35"/>
          <table:table-cell table:style-name="ce20" office:value-type="string" calcext:value-type="string">
            <text:p>of an animal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lersu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jumps at him/her, snaps at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liaq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pr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lil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lanes it, thins it with a pla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lmost worn through, is getting worn th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l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worn through, is worn th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lualla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dbu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lualla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ckroa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luall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urses, swea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m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friendly, is mild manner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merl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one to the left of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miatunga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left side of it</text:p>
          </table:table-cell>
          <table:table-cell table:style-name="ce29" office:value-type="string" calcext:value-type="string">
            <text:p>umiarsuup saamiatungaa <text:s/>(aquaniit) </text:p>
          </table:table-cell>
          <table:table-cell table:style-name="ce36" office:value-type="string" calcext:value-type="string">
            <text:p>port (the left side of a vessel)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m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left ha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mimmut! </text:p>
          </table:table-cell>
          <table:table-cell table:style-name="ce20"/>
          <table:table-cell table:style-name="ce22" office:value-type="string" calcext:value-type="string">
            <text:p>to the left! to port!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mi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left hand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mmaannar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received God's merc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mmaannartit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been granted mercy by Go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mmaa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erc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mma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no longer angry at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mma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grants him/her merc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mm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mercifu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mmarpoq </text:p>
          </table:table-cell>
          <table:table-cell table:style-name="ce20" office:value-type="string" calcext:value-type="string">
            <text:p>oqaluut susaatsoq</text:p>
          </table:table-cell>
          <table:table-cell table:style-name="ce17" office:value-type="string" calcext:value-type="string">
            <text:p>no longer mad/angry</text:p>
          </table:table-cell>
          <table:table-cell table:style-name="ce29"/>
          <table:table-cell table:style-name="ce35"/>
          <table:table-cell table:style-name="ce20"/>
          <table:table-cell table:number-columns-repeated="1018"/>
        </table:table-row>
        <table:table-row table:style-name="ro5">
          <table:table-cell table:style-name="ce8" office:value-type="string" calcext:value-type="string">
            <text:p>saammars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ries to calm him/her, tries to mollify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mmi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in good spirits, is upbe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ang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tands in front of him/her, situates himself herself in front of him/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ngi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kes a position in front of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 front of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nikoo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ne plate, plate for bones that have been picked cle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nik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bone that has been picked cle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ikul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kelet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ikut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bones picked cle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ikut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soup bo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il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urtle, tortoi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niluu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xfish, turretfish, fish of the family <text:span text:style-name="T2">Ostraciidae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n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woody (of a plant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nar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massive bon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nar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big bon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nneral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tton material suitable for shir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ner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urts all ov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ngut </text:p>
          </table:table-cell>
          <table:table-cell table:style-name="ce20" office:value-type="string" calcext:value-type="string">
            <text:p>taggit</text:p>
          </table:table-cell>
          <table:table-cell table:style-name="ce22"/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nni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urns himself/herself/itself over</text:p>
          </table:table-cell>
          <table:table-cell table:style-name="ce29"/>
          <table:table-cell table:style-name="ce35"/>
          <table:table-cell table:style-name="ce20" office:value-type="string" calcext:value-type="string">
            <text:p>inanimate OK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nn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ets a bone the wrong way in the thro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nn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ich, black, fertile soi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pilo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yells at him/her, abuses him/her verbal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urns around toward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ays something to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thin, is flat (e.g. a beach ston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urns toward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ront page, façade, front of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qqu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asses by in front of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qq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past in front of something, someo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qqutit 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kayak equipment, kayak accessori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rfaars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ndpip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rfaarsuss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uropean curlew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riagassaa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an't find anything to d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ariarfissaa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 not know who to turn to for hel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rl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one in fro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rli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kates, goes skat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rlisaarutit 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skates, ice skat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rl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lides aw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rlor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/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rnga: </text:p>
          </table:table-cell>
          <table:table-cell table:style-name="ce20"/>
          <table:table-cell table:style-name="ce22" office:value-type="string" calcext:value-type="string">
            <text:p>(niaqqup) cranium, skull</text:p>
          </table:table-cell>
          <table:table-cell table:style-name="ce29" office:value-type="string" calcext:value-type="string">
            <text:p>niaqqup saarnga </text:p>
          </table:table-cell>
          <table:table-cell table:style-name="ce36" office:value-type="string" calcext:value-type="string">
            <text:p>cranium, skull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rngit </text:p>
          </table:table-cell>
          <table:table-cell table:style-name="ce20" office:value-type="string" calcext:value-type="string">
            <text:p>taggit qasseersiut (ataas saaneq) </text:p>
          </table:table-cell>
          <table:table-cell table:style-name="ce22" office:value-type="string" calcext:value-type="string">
            <text:p>bon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rng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been laid to rest, is in his/her final resting pl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rnit </text:p>
          </table:table-cell>
          <table:table-cell table:style-name="ce20" office:value-type="string" calcext:value-type="string">
            <text:p>taggit qasseersiut (ataas saaneq) </text:p>
          </table:table-cell>
          <table:table-cell table:style-name="ce22" office:value-type="string" calcext:value-type="string">
            <text:p>bones (plural of saaneq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rn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been laid to rest, is in his/her final resting pl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rulle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ells cod, deals in local codfis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rull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d, codfis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7">
          <table:table-cell table:style-name="ce8" office:value-type="string" calcext:value-type="string">
            <text:p>saasarpaa: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(allamut) diverts his thoughts, redirects his/her thoughts</text:p>
          </table:table-cell>
          <table:table-cell table:style-name="ce29" office:value-type="string" calcext:value-type="string">
            <text:p>allamut saasarpaa </text:p>
          </table:table-cell>
          <table:table-cell table:style-name="ce36" office:value-type="string" calcext:value-type="string">
            <text:p>diverts his thoughts, redirects his/her thoughts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as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chived a better standard of living, has never had it so good</text:p>
          </table:table-cell>
          <table:table-cell table:style-name="ce29"/>
          <table:table-cell table:style-name="ce35" office:value-type="string" calcext:value-type="string">
            <text:p><text:s/>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ssor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they) sail out to se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ss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attacks him/her, assails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ssuss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ttack, assaul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tane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ays, "You devil!";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tan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tan, the Devi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tassaa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n't have much to d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terpoq: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assumut) turns up to windward, broaches </text:p>
          </table:table-cell>
          <table:table-cell table:style-name="ce29" office:value-type="string" calcext:value-type="string">
            <text:p>assumut saaterpoq </text:p>
          </table:table-cell>
          <table:table-cell table:style-name="ce37" office:value-type="string" calcext:value-type="string">
            <text:p>turns up to windward, broaches </text:p>
          </table:table-cell>
          <table:table-cell table:style-name="ce22" office:value-type="string" calcext:value-type="string">
            <text:p>of a boat?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at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urns him/her to face the right way, faces him/her the right w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ts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rifts around on the sea, is adrif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ts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converts him/her to another religion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t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in, flat, not thic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ttoral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in cotton material suitable for shir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aattuaa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dy armor made of multiple plate or rings joined together, chainmail, mail armo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tt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rab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ttukuj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lat pressed fl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ttu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fries something on a flat sto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aatt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village in Qaasuitsoq Municipality, West Greenland at 70°48<text:span text:style-name="T3">′</text:span><text:span text:style-name="T4">40</text:span><text:span text:style-name="T5">″</text:span><text:span text:style-name="T4">N 51°37</text:span><text:span text:style-name="T5">′</text:span><text:span text:style-name="T4">53</text:span><text:span text:style-name="T5">″</text:span><text:span text:style-name="T4">W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avani </text:p>
          </table:table-cell>
          <table:table-cell table:style-name="ce20"/>
          <table:table-cell table:style-name="ce22" office:value-type="string" calcext:value-type="string">
            <text:p>in front of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av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ails out to sea, drifts out to sea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covered with snow or soi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ffi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mith, blacksmi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ffio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mithy, for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ff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forges iron, works as a blacksmi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ffio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mith, blacksmi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ffiortut naalag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aster blacks mith, foreman of a for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ffiuga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olten iron that has just been produced from iron ore and coke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ffiugas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metal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gg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ide with thin hair, seal that has just molt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ggarpai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catters them, disburses them </text:p>
          </table:table-cell>
          <table:table-cell table:style-name="ce29"/>
          <table:table-cell table:style-name="ce35"/>
          <table:table-cell table:style-name="ce20" office:value-type="string" calcext:value-type="string">
            <text:p>a crowd, for example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ja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neat, keeps things cle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j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loppy, is messy</text:p>
          </table:table-cell>
          <table:table-cell table:style-name="ce29"/>
          <table:table-cell table:style-name="ce35"/>
          <table:table-cell table:style-name="ce20" office:value-type="string" calcext:value-type="string">
            <text:p>of a person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jukul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hakes, trembles, quive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junnera: </text:p>
          </table:table-cell>
          <table:table-cell table:style-name="ce20"/>
          <table:table-cell table:style-name="ce22" office:value-type="string" calcext:value-type="string">
            <text:p>(nunap) earthquake </text:p>
          </table:table-cell>
          <table:table-cell table:style-name="ce29" office:value-type="string" calcext:value-type="string">
            <text:p>nunap sajunnera </text:p>
          </table:table-cell>
          <table:table-cell table:style-name="ce36" office:value-type="string" calcext:value-type="string">
            <text:p>earthquake 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juppill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an earthquake, there is a temblor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juppi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hakes, trembles, quive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j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hakes, trembles, quive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jussiis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Quake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jussii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ismographic st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alu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ies around, sprawls out</text:p>
          </table:table-cell>
          <table:table-cell table:style-name="ce29"/>
          <table:table-cell table:style-name="ce35"/>
          <table:table-cell table:style-name="ce20" office:value-type="string" calcext:value-type="string">
            <text:p>of people, things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ushes him/her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att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ushes out on all sides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tepfa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iallu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uberculosis (of the lung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ial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pulmonary tuberculosis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iam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ib (cut of meat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iammissar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qillerut) hand drill, brace and bit</text:p>
          </table:table-cell>
          <table:table-cell table:style-name="ce29" office:value-type="string" calcext:value-type="string">
            <text:p>qillerut sakiammissariaq </text:p>
          </table:table-cell>
          <table:table-cell table:style-name="ce36" office:value-type="string" calcext:value-type="string">
            <text:p>hand drill, brace and bit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kiatsiaarii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y are brothers in law or sisters in law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iats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rother in law, sister in law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immer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would not like to be without from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kimm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ould not like to be without <text:s/>someone or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immilers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unhappy that it is ov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immin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hard to part with, is hard to be with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imminassaqaasi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'm going to miss you (plural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is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chest, rib ca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kiss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uffs itself up to look more threatening (of an animal or bird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kka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all pushing and shoving to go forwa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k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 forward in a mob, move ahead in a large grou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ort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trong, powerfu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ort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trong, is powerfu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eapon, too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(a)</text:p>
          </table:table-cell>
          <table:table-cell table:style-name="ce20"/>
          <table:table-cell table:style-name="ce22" office:value-type="string" calcext:value-type="string">
            <text:p>those in the we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(a)</text:p>
          </table:table-cell>
          <table:table-cell table:style-name="ce20"/>
          <table:table-cell table:style-name="ce22" office:value-type="string" calcext:value-type="string">
            <text:p>those down the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kua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fighting each other with weapon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i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disarms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kukilliart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getting weaker, is losing strength</text:p>
          </table:table-cell>
          <table:table-cell table:style-name="ce29"/>
          <table:table-cell table:style-name="ce35"/>
          <table:table-cell table:style-name="ce20" office:value-type="string" calcext:value-type="string">
            <text:p>in a military sense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k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weak, has little streng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lers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ms himself/herself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kuliat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(atomimik) nuclear weapons</text:p>
          </table:table-cell>
          <table:table-cell table:style-name="ce29" office:value-type="string" calcext:value-type="string">
            <text:p>atomimik sakkuliat </text:p>
          </table:table-cell>
          <table:table-cell table:style-name="ce36" office:value-type="string" calcext:value-type="string">
            <text:p>nuclear weapons 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li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rmed, is carrying a gun</text:p>
          </table:table-cell>
          <table:table-cell table:style-name="ce29"/>
          <table:table-cell table:style-name="ce35"/>
          <table:table-cell table:style-name="ce20" office:value-type="string" calcext:value-type="string">
            <text:p>gun OK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kul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orks with poor tool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kun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tten his/her first hunting weapon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nner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lks about sex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kut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ldier, member of the armed forc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kutooq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ilitary ba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tooqqi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knigh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tuui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ar veter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tuujusussa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obligatory military serv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kkutuul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occupies it (a country) militari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tuussutit </text:p>
          </table:table-cell>
          <table:table-cell table:style-name="ce20" office:value-type="string" calcext:value-type="string">
            <text:p>taggit qasseersiut</text:p>
          </table:table-cell>
          <table:table-cell table:style-name="ce17" office:value-type="string" calcext:value-type="string">
            <text:p>armor/ soldier's outfit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akkutuut imarsiortut naalag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aval offic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tuut naalag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rmy offic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tuut pisuinnaat 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infantry, foot soldiers</text:p>
          </table:table-cell>
          <table:table-cell table:style-name="ce29"/>
          <table:table-cell table:style-name="ce35"/>
          <table:table-cell table:style-name="ce20" office:value-type="string" calcext:value-type="string">
            <text:p>should indicate plural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k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eapons, tool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kramente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cra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aa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al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atoli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lad oil, cooking oi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not dressed warm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iga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neat and cle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igaar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keeps his/her house neat and cle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ig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washes it, clean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igu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broom, brus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washes it, clean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rushes himself/herself off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emoves the hair from 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a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uncomplaining, does not protest, is easy to persuade, is a calm mild person, is quiet, is a pleasant personalit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aatsum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 a friendly manner, gently, mild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ang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tten less impolite, is no longer so outspoke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outermost (toward the open ocean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iarnart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lat place on a steep mountain sid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lilig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ard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liligaq issus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ard, plan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iligaq sinarsullut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ard with straight edg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lilikkia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vergreen tree, conif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iuni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queezes forward, wants to be the first in line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lliutippaa: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(eqqarsaatimini) thinks first of him/her/it, puts him/her/it first in his/her thoughts</text:p>
          </table:table-cell>
          <table:table-cell table:style-name="ce29" office:value-type="string" calcext:value-type="string">
            <text:p>eqqarsaatimini salliutippaa </text:p>
          </table:table-cell>
          <table:table-cell table:number-columns-repeated="2" table:style-name="ce20" office:value-type="string" calcext:value-type="string">
            <text:p>thinks first of him/her/it, puts him/her/it first in his/her thoughts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li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farthest forwa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lloqaatit! </text:p>
          </table:table-cell>
          <table:table-cell table:style-name="ce20"/>
          <table:table-cell table:style-name="ce22" office:value-type="string" calcext:value-type="string">
            <text:p>You're lying, That isn't true, That's wro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loqittaat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li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oqittaat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utt of an April Fools' Day jok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loqittaa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pril Fools' 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oqittar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ies to him/her, fools him/her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lloqittarsaar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yver for <text:s/>ham; narrer ham; holder ham for nar <text:s/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or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ets skinny, becomes emaciated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lu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ie, falsehoo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llu!</text:p>
          </table:table-cell>
          <table:table-cell table:style-name="ce20"/>
          <table:table-cell table:style-name="ce22" office:value-type="string" calcext:value-type="string">
            <text:p>You're lying, That isn't true, That's wro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uiorpaa (salluiuivoq)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does not believe him/her, thinks he/she is ly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lukuj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all and slim, lanky, rang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lu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ies, speaks mendacious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unaveeqq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curity for a loan, collatera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usuiss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ruth, something true, true statement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llusuit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ho always tells the truth, someone completely hone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lut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elss lies about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ut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iar, inveterate liar, pathological li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utt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become dishonest, has started telling li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llut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iar, inveterate liar, pathological li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u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kinny, is very slim, is emaciat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l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is, says false things, is mendaciou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miakk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mmonium chloride, sal ammoniac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oqqu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rainwear made of intestinal membrane, rainwear</text:p>
          </table:table-cell>
          <table:table-cell table:style-name="ce29"/>
          <table:table-cell table:style-name="ce35"/>
          <table:table-cell table:style-name="ce20" office:value-type="string" calcext:value-type="string">
            <text:p>what's vandskin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u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lmost dr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um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halfway dr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lumm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loth for washing floo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umm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wipes the water from it, wipes it dr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ummart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tretches a wet skin with the hand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kinny, is very slim, is emaciat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ani</text:p>
          </table:table-cell>
          <table:table-cell table:style-name="ce20"/>
          <table:table-cell table:style-name="ce22" office:value-type="string" calcext:value-type="string">
            <text:p>down the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ani</text:p>
          </table:table-cell>
          <table:table-cell table:style-name="ce20"/>
          <table:table-cell table:style-name="ce22" office:value-type="string" calcext:value-type="string">
            <text:p>there in the we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annga</text:p>
          </table:table-cell>
          <table:table-cell table:style-name="ce20"/>
          <table:table-cell table:style-name="ce22" office:value-type="string" calcext:value-type="string">
            <text:p>from the we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annga</text:p>
          </table:table-cell>
          <table:table-cell table:style-name="ce20"/>
          <table:table-cell table:style-name="ce22" office:value-type="string" calcext:value-type="string">
            <text:p>from <text:s/>down the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e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ami, Sami, Lappland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mma</text:p>
          </table:table-cell>
          <table:table-cell table:style-name="ce20"/>
          <table:table-cell table:style-name="ce22" office:value-type="string" calcext:value-type="string">
            <text:p>that one out there in the west</text:p>
          </table:table-cell>
          <table:table-cell table:style-name="ce29"/>
          <table:table-cell table:style-name="ce35"/>
          <table:table-cell table:style-name="ce20" office:value-type="string" calcext:value-type="string">
            <text:p>this and next both coreect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ma</text:p>
          </table:table-cell>
          <table:table-cell table:style-name="ce20"/>
          <table:table-cell table:style-name="ce22" office:value-type="string" calcext:value-type="string">
            <text:p>down the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mmerujoorput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having a pleasant convers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mmerujoorput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flirt with each other, smoo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mmipput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facing each other, are face to f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mipput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having a discuss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mi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opic, subject, issu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mmisassaqartits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ctivity offereings (offered by the community, for ex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mm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facing him/her/it, is turned toward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amm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engaged in it, is busy with it, is entertaining himself/herself with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mi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irection, head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mm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facing something, is turned toward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unga</text:p>
          </table:table-cell>
          <table:table-cell table:style-name="ce20"/>
          <table:table-cell table:style-name="ce22" office:value-type="string" calcext:value-type="string">
            <text:p>westward, toward the we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unga</text:p>
          </table:table-cell>
          <table:table-cell table:style-name="ce20"/>
          <table:table-cell table:style-name="ce22" office:value-type="string" calcext:value-type="string">
            <text:p>to down the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mungaraallak </text:p>
          </table:table-cell>
          <table:table-cell table:style-name="ce20"/>
          <table:table-cell table:style-name="ce22" office:value-type="string" calcext:value-type="string">
            <text:p>rather far out, fairly deep dow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munna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to the west, travels westwa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munna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down the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muuna</text:p>
          </table:table-cell>
          <table:table-cell table:style-name="ce20"/>
          <table:table-cell table:style-name="ce24" office:value-type="string" calcext:value-type="string">
            <text:p>to the west of us, down there</text:p>
          </table:table-cell>
          <table:table-cell table:style-name="ce29" office:value-type="string" calcext:value-type="string">
            <text:p>samuuna ingerlavoq </text:p>
          </table:table-cell>
          <table:table-cell table:style-name="ce36" office:value-type="string" calcext:value-type="string">
            <text:p>goes to the west of us, goes down there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aalukkat 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domestic industry, handwork, craft, etc.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aa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akes useful or decorative items at home, does handwork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a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makes something for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one has made, something home mad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anaartorfigiuminarsa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rovision of utilities for a building site, installation of electric sewer and water lin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aartorfiunngitsut 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plots that are not to be built on, areas where building is not allow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aarto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uilding activities, construction wor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aartornermi Taarsigassarsisarfik </text:p>
          </table:table-cell>
          <table:table-cell table:style-name="ce20"/>
          <table:table-cell table:style-name="ce22" office:value-type="string" calcext:value-type="string">
            <text:p>Greenland Credit Union</text:p>
          </table:table-cell>
          <table:table-cell table:style-name="ce29"/>
          <table:table-cell table:style-name="ce35"/>
          <table:table-cell table:style-name="ce20" office:value-type="string" calcext:value-type="string">
            <text:p>correct term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aartornermut Ilinni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radeschool for the building and construction industries</text:p>
          </table:table-cell>
          <table:table-cell table:style-name="ce29"/>
          <table:table-cell table:style-name="ce35"/>
          <table:table-cell table:style-name="ce20" office:value-type="string" calcext:value-type="string">
            <text:p>existing english term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aartugassanik pilersaarus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lans for a building project, plans for a develop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aartugas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things that must be done during the construction projec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aa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aw material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arfi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kayak knif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arf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repares the seal for tow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ar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ees things, has hallucination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ars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uts on clothes, gets ready for the journe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aruj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akes cabintry, does fine carpentr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a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arpenter, cabinet mak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anasut naalag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reman of a carpentry shop, boss on a carpentry project foreman of a fine carpentry sho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atitsi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irm or institution that <text:s/>finances a building projec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atori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natoriu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av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uilds it, make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uilds something, makes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eqqiarn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a side wind, the wind is on the bea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eqqi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ails with the wind on the bea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eqq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goes by him/her/it, passes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eqq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by, passes b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eqqusungarlugu</text:p>
          </table:table-cell>
          <table:table-cell table:style-name="ce20" office:value-type="string" calcext:value-type="string">
            <text:p>oqaluut</text:p>
          </table:table-cell>
          <table:table-cell table:style-name="ce24" office:value-type="string" calcext:value-type="string">
            <text:p>passing close to him/her</text:p>
          </table:table-cell>
          <table:table-cell table:style-name="ce29" office:value-type="string" calcext:value-type="string">
            <text:p>saneqqusungarlugu <text:s/>ingerlavoq </text:p>
          </table:table-cell>
          <table:table-cell table:style-name="ce36" office:value-type="string" calcext:value-type="string">
            <text:p>passes close to him/her 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eqqusungar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misses a shot to one side of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eqqut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 not obey the rul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eramerng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puulukip) bacon, side bacon</text:p>
          </table:table-cell>
          <table:table-cell table:style-name="ce29" office:value-type="string" calcext:value-type="string">
            <text:p>puulukip saneramernga </text:p>
          </table:table-cell>
          <table:table-cell table:style-name="ce36" office:value-type="string" calcext:value-type="string">
            <text:p> bacon, side bacon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e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id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erarmioq: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savik) a knife worn on the side</text:p>
          </table:table-cell>
          <table:table-cell table:style-name="ce29" office:value-type="string" calcext:value-type="string">
            <text:p>savik sanerarmioq </text:p>
          </table:table-cell>
          <table:table-cell table:style-name="ce36" office:value-type="string" calcext:value-type="string">
            <text:p>a knife worn on the side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erfall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tten fairly sli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e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ustp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weep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gatak!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amn you!, That was not at all nice of you.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gia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jealousy (on the part of a man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gi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jealous (of a man)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g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ooks for lice on his/her (another's) scal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g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earches for lice on the scal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guj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curvy, something that does not go in a straight li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10" office:value-type="string" calcext:value-type="string">
            <text:p>sangujor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urns one way and then another, follows a zigag path</text:p>
          </table:table-cell>
          <table:table-cell table:style-name="ce29"/>
          <table:table-cell table:style-name="ce35"/>
          <table:table-cell table:style-name="ce20"/>
          <table:table-cell table:style-name="ce22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sangung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bumpy, is uneve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gusa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lalo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gu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kis a slalom cour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guss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esponds to the rudder, answers the helm (of a watercraft)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g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urns, changes direc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one on the sid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ian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y the side of it, on one side of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atig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suliaq) side job, second job</text:p>
          </table:table-cell>
          <table:table-cell table:style-name="ce29" office:value-type="string" calcext:value-type="string">
            <text:p>suliaq saniatigooq </text:p>
          </table:table-cell>
          <table:table-cell table:style-name="ce36" office:value-type="string" calcext:value-type="string">
            <text:p>side job, second job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atig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sides that, in addi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atigu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extra income</text:p>
          </table:table-cell>
          <table:table-cell table:style-name="ce29"/>
          <table:table-cell table:style-name="ce35"/>
          <table:table-cell table:style-name="ce20" office:value-type="string" calcext:value-type="string">
            <text:p>ben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g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tten skinn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igor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on a diet, is trying to lose weigh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igorsim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lost weight, has slimmed dow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gu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broo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iguu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oses weight from eating it, gets slimmer because of it</text:p>
          </table:table-cell>
          <table:table-cell table:style-name="ce29"/>
          <table:table-cell table:style-name="ce35"/>
          <table:table-cell table:style-name="ce20" office:value-type="string" calcext:value-type="string">
            <text:p>food? exercise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iit </text:p>
          </table:table-cell>
          <table:table-cell table:style-name="ce20" office:value-type="string" calcext:value-type="string">
            <text:p>taggit qasseersiut (ataas sanik) </text:p>
          </table:table-cell>
          <table:table-cell table:style-name="ce22" office:value-type="string" calcext:value-type="string">
            <text:p>dirt and debris on the floor or the grou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article of dust, flak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koo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ustp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ik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dirt and debris on the floor or the grou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l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erson next door, neighbor</text:p>
          </table:table-cell>
          <table:table-cell table:style-name="ce29" office:value-type="string" calcext:value-type="string">
            <text:p>nereqatigiinnermi sanileq </text:p>
          </table:table-cell>
          <table:table-cell table:style-name="ce36" office:value-type="string" calcext:value-type="string">
            <text:p>person next to you at the dinner table, dinner partner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lequt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ife, woman one lives with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iler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its or stands next to him/her, next door neighbor</text:p>
          </table:table-cell>
          <table:table-cell table:style-name="ce29" office:value-type="string" calcext:value-type="string">
            <text:p>t qass </text:p>
          </table:table-cell>
          <table:table-cell table:style-name="ce36" office:value-type="string" calcext:value-type="string">
            <text:p>number (n)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ilerii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next to each other, are neighbors, are next door neighbo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anileri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people who are next to each other, people who are neighbors, people who are next door neighbo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illiullugu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with him/her/it on his side having him/her/it beside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lliullugu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compared to him/her/it </text:p>
          </table:table-cell>
          <table:table-cell table:style-name="ce29"/>
          <table:table-cell table:style-name="ce35"/>
          <table:table-cell table:style-name="ce20" office:value-type="string" calcext:value-type="string">
            <text:p>him/her/it ok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ill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him/her/it beside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ll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compares it to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moortar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qarlortaat)  flute</text:p>
          </table:table-cell>
          <table:table-cell table:style-name="ce29" office:value-type="string" calcext:value-type="string">
            <text:p>qarlortaat sanimoortariaq </text:p>
          </table:table-cell>
          <table:table-cell table:style-name="ce36" office:value-type="string" calcext:value-type="string">
            <text:p> flute 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imuka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that is <text:s/>striped cross-wi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mukart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allorniusaq)  latitude (-one)</text:p>
          </table:table-cell>
          <table:table-cell table:style-name="ce29" office:value-type="string" calcext:value-type="string">
            <text:p>allorniusaq sanimukartoq </text:p>
          </table:table-cell>
          <table:table-cell table:style-name="ce36" office:value-type="string" calcext:value-type="string">
            <text:p> latitude (-one)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m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o the side, sideway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ing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comes up beside him/her/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ioqq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goes by him/her/it, passes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oqq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past, passes by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p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sideway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ip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 side wind, has the wind abeam</text:p>
          </table:table-cell>
          <table:table-cell table:style-name="ce29"/>
          <table:table-cell table:style-name="ce35"/>
          <table:table-cell table:style-name="ce20" office:value-type="string" calcext:value-type="string">
            <text:p>nautical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ip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alks unsteadily, wobbl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a</text:p>
          </table:table-cell>
          <table:table-cell table:style-name="ce20"/>
          <table:table-cell table:style-name="ce22" office:value-type="string" calcext:value-type="string">
            <text:p>there in the west, those in the west</text:p>
          </table:table-cell>
          <table:table-cell table:style-name="ce29"/>
          <table:table-cell table:style-name="ce35"/>
          <table:table-cell table:style-name="ce20" office:value-type="string" calcext:value-type="string">
            <text:p>plural OK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na</text:p>
          </table:table-cell>
          <table:table-cell table:style-name="ce20"/>
          <table:table-cell table:style-name="ce22" office:value-type="string" calcext:value-type="string">
            <text:p>the one down the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aa </text:p>
          </table:table-cell>
          <table:table-cell table:style-name="ce20"/>
          <table:table-cell table:style-name="ce22" office:value-type="string" calcext:value-type="string">
            <text:p>its structure, its form, <text:s/>its construc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aat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ot well built, shoddily put toge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nakuaqq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wood fiber, raffi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ak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wood chips (from planing, filing, etc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n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makes something for him/her, builds something for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good at carpentry, is a skilled woodwork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n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ool, woodworking too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a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arpenter's shop, woodworking sho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ner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bow on a crossbow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e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urns to the side, turns sideways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e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sore muscles following exer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nersim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ore and stiff after yesterday's exertion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er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yardarm (on a ship's mast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ngi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weak, lacks streng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ngiissus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eakn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gis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trong, has many strength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git </text:p>
          </table:table-cell>
          <table:table-cell table:style-name="ce20" office:value-type="string" calcext:value-type="string">
            <text:p>taggit qasseersiut (ataas sanik) </text:p>
          </table:table-cell>
          <table:table-cell table:style-name="ce22" office:value-type="string" calcext:value-type="string">
            <text:p>dirt and debris on the floor or the grou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g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trong</text:p>
          </table:table-cell>
          <table:table-cell table:style-name="ce29"/>
          <table:table-cell table:style-name="ce35"/>
          <table:table-cell table:style-name="ce20" office:value-type="string" calcext:value-type="string">
            <text:p>how differeent from nukittuvoq, nakuuvoq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gor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akes a wrong turn (of a ship or boat)</text:p>
          </table:table-cell>
          <table:table-cell table:style-name="ce29"/>
          <table:table-cell table:style-name="ce35"/>
          <table:table-cell table:style-name="ce20" office:value-type="string" calcext:value-type="string">
            <text:p>or an airplane?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ngu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alters course toward him/her/it (of a ship or boat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ik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urns sideways, broaches to (of a ship or boat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ninga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ross (e.g. Christian cross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ingasortali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erfalasoq) flag with a cross symbol (e.g., the Nordic flags)</text:p>
          </table:table-cell>
          <table:table-cell table:style-name="ce29" office:value-type="string" calcext:value-type="string">
            <text:p>erfalasoq sanningasortalik </text:p>
          </table:table-cell>
          <table:table-cell table:style-name="ce36" office:value-type="string" calcext:value-type="string">
            <text:p>flag with a cross symbol (e.g., the Nordic flags)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ningasort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ross on a grav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ningasort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ross on a fla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nningasul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ross (e.g. Christian cross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ing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lies across something, is athwar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nninnga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catches it (a fish) by snagging it with a hook in th sid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nn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irt and debris has gotten on the floor or the grou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.ak. </text:p>
          </table:table-cell>
          <table:table-cell table:style-name="ce20" office:value-type="string" calcext:value-type="string">
            <text:p>naleqq sapaatip-akunnera </text:p>
          </table:table-cell>
          <table:table-cell table:style-name="ce22" office:value-type="string" calcext:value-type="string">
            <text:p>abbrev. week</text:p>
          </table:table-cell>
          <table:table-cell table:style-name="ce29"/>
          <table:table-cell table:style-name="ce35"/>
          <table:table-cell table:style-name="ce20" office:value-type="string" calcext:value-type="string">
            <text:p>list plural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mm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unday, the (dat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ss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irst Sunday in Adv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un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t-a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irst Sunday in Adv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aataa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n't even have time off on Sun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tikk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undays, on Sun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aatip-akunner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ee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tip-akunneran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eekly a wee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tisiorluaritsi!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ve a nice Sunday!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aatis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kes time off from work on Sun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tisiutit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unday clothes, Sunday be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tisiutit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unday dinn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tiummat </text:p>
          </table:table-cell>
          <table:table-cell table:style-name="ce20"/>
          <table:table-cell table:style-name="ce22" office:value-type="string" calcext:value-type="string">
            <text:p>last Sun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tiuppa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is coming Sun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ati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is Sunday today</text:p>
          </table:table-cell>
          <table:table-cell table:style-name="ce29"/>
          <table:table-cell table:style-name="ce35"/>
          <table:table-cell table:style-name="ce20" office:value-type="string" calcext:value-type="string">
            <text:p>today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ngaaqqi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bead wor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ngaa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ads, glass be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angaas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and made beads (of wood or bone, for ex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ng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ear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ang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ne button on the cross strap on a kaya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ang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it fall from his/her hands, drop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anngaris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earl, <text:s text:c="2"/>natural pear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assiv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it fall from his/her hands, drop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erasug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 can easily do that, he/she doesn't think I can do it</text:p>
          </table:table-cell>
          <table:table-cell table:style-name="ce29"/>
          <table:table-cell table:style-name="ce35"/>
          <table:table-cell table:style-name="ce20" office:value-type="string" calcext:value-type="string">
            <text:p>… but I can [?]. What is relative and absolutive reference here?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eria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does not think hismself/herself capable of doing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ernaqaaq!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Very impressive! I'm impressed!;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ernaqaa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are very few of them (so it's hard to get ahold of any)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ern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hard to accomplish, is almost impossib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erng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annot leave its position because of the weather, is socked in, is weather-bou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ern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annot leave its position because of the weather, is socked in, is weather-bou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trong enough or skilled enough to do it, is allergic to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cannot bear to be without him/her/it, must have it</text:p>
          </table:table-cell>
          <table:table-cell table:style-name="ce29"/>
          <table:table-cell table:style-name="ce35"/>
          <table:table-cell table:style-name="ce20" office:value-type="string" calcext:value-type="string">
            <text:p>what about orninneq saperpara (grammar)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annot …, is unable to …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: anineq saperpunga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er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 not catch as much as before, is having trouble catching any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ers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does something that he/she can't do. impresses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ers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defeats him/her, <text:s/>bets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ers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an get no farther, runs into a brick wall, comes up shor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ersit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getting scarce, is getting expensive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 plays har to get?</text:p>
          </table:table-cell>
          <table:table-cell table:style-name="ce17"/>
          <table:table-cell table:number-columns-repeated="1017"/>
        </table:table-row>
        <table:table-row table:style-name="ro9">
          <table:table-cell table:style-name="ce8" office:value-type="string" calcext:value-type="string">
            <text:p>sapersori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imminut) has an inferiority complex, underestimates himself/herself; does not think I can beat him/her, underestimates me;</text:p>
          </table:table-cell>
          <table:table-cell table:style-name="ce29" office:value-type="string" calcext:value-type="string">
            <text:p>imminut sapersorivoq // uannut sapersorivoq </text:p>
          </table:table-cell>
          <table:table-cell table:style-name="ce36" office:value-type="string" calcext:value-type="string">
            <text:p>has an inferiority complex, underestimates himself/herself/ //does not think I can beat him/her, underestimates me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erutta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gutsy, is foolhard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erutt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fraid to try something new, does not dare to get invooved in any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iill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found the courage to …, is no longer afraid to …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 of complement, conjunctive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i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gutsy, is brave, is courageous, is foolhard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iiserpall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 daredevil, is foolhard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iis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orks up the courage to ..., steels himself/herself to ...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iissus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raver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iitsu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performed and act of bravery, has done something extraordinar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il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reached his/her limit, can do no more, can no longer …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inngisamik </text:p>
          </table:table-cell>
          <table:table-cell table:style-name="ce20"/>
          <table:table-cell table:style-name="ce22" office:value-type="string" calcext:value-type="string">
            <text:p>as well as he/she <text:s/>can, to the best of his/her abilit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i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acks confidence in himself/herself, doubts his/her own abilit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locks it, dams it, barricade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u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locks it (a message, a TV station, etc.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us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uilds a dam across it (a river, a stream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pus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arge dam (e.g. for a reservoir), dyke, leve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us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uilds a large dam/ dyke / levee /dam that blocks migratory fish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 last and next two entries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p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large dam, dyke, levee, dam that blocks migratory fis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pu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a large dam, dyke, leve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qigiikk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mall, bone toggle on the shaft of a harpoon that the line is attached t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ioqil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uns all over the place because he/she is so bus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q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urns it, alters its course </text:p>
          </table:table-cell>
          <table:table-cell table:style-name="ce29"/>
          <table:table-cell table:style-name="ce35"/>
          <table:table-cell table:style-name="ce20" office:value-type="string" calcext:value-type="string">
            <text:p>Watercraft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q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anori) there is a wind shift</text:p>
          </table:table-cell>
          <table:table-cell table:style-name="ce29" office:value-type="string" calcext:value-type="string">
            <text:p>anori saqippoq </text:p>
          </table:table-cell>
          <table:table-cell table:style-name="ce36" office:value-type="string" calcext:value-type="string">
            <text:p>there is a wind shift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qis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couples dance in 2/4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i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out for a stroll, is prominad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i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aiter, waitress, cabin attendant</text:p>
          </table:table-cell>
          <table:table-cell table:style-name="ce29"/>
          <table:table-cell table:style-name="ce35"/>
          <table:table-cell table:style-name="ce20" office:value-type="string" calcext:value-type="string">
            <text:p>cabin att correct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qisua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abin bo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aa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atuakkap) book's front cover; (illup) house façade</text:p>
          </table:table-cell>
          <table:table-cell table:style-name="ce29" office:value-type="string" calcext:value-type="string">
            <text:p>atuakkap saqqaa // <text:s/>illup saqqaa </text:p>
          </table:table-cell>
          <table:table-cell table:style-name="ce36" office:value-type="string" calcext:value-type="string">
            <text:p>book's front cover; / / house façade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angiu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seqineq) the sun has just come out here</text:p>
          </table:table-cell>
          <table:table-cell table:style-name="ce29" office:value-type="string" calcext:value-type="string">
            <text:p>seqineq saqqangiuppoq </text:p>
          </table:table-cell>
          <table:table-cell table:style-name="ce20" office:value-type="string" calcext:value-type="string">
            <text:p>the sun has just come out here</text:p>
          </table:table-cell>
          <table:table-cell table:style-name="ce22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ann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stes or smells rancid, tastes or smells rotte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begun to ferment (of meat or fish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qq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sunny side of something, the side of something that the sun is shining 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aqq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<text:s/>settlement in Qaasuitsoq Municipality at 70° N and 51° W. Site for which Saqqaq culture is named;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armiort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eceives a medal, gets decorated for some ac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armiu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edal, military or civilian decor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qqarmiuu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mblem, badge, log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ar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shining on it (of the sun or the mo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qqars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ehn wi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elps him/her, gives him/her a hand, waits on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i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enjoying the sunshine, basks in the su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qqum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visible, is out in the ope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umm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rings it out in the open, display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aqqumme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omes out in the open, makes himself/herself/itself visible, <text:s/>presents himself/herself/itself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qqumme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ppears, is publish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qqummers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exhibits it, makes it public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qqummers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ublishes it (of a press))</text:p>
          </table:table-cell>
          <table:table-cell table:style-name="ce29"/>
          <table:table-cell table:style-name="ce35"/>
          <table:table-cell table:style-name="ce20" office:value-type="string" calcext:value-type="string">
            <text:p>restriction OK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ummersit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object that is being exhibited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qqummersit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the Book of Reval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ummersitsi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xhibition hall, exhibition pl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ummersit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ounts an exhibition, exhibits thing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qqummii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resents something, introduces something, displays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qqummii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ublishes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qqumm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formally present something, e.g. a report, an anouncement, etc.</text:p>
          </table:table-cell>
          <table:table-cell table:style-name="ce29"/>
          <table:table-cell table:style-name="ce35"/>
          <table:table-cell table:style-name="ce20" office:value-type="string" calcext:value-type="string">
            <text:p>clumsy <text:s/>gloss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aj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lim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aj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uperficia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aj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nearly unfriendly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rassiv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lides out of his/her hands, slips <text:s/>out of his/her hand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faa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he crurrent has taken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faaru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ower failu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rfaarunne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attuuttoornikkut) short circuit</text:p>
          </table:table-cell>
          <table:table-cell table:style-name="ce29" office:value-type="string" calcext:value-type="string">
            <text:p>attuuttoornikkut sarfaarunneq </text:p>
          </table:table-cell>
          <table:table-cell table:style-name="ce36" office:value-type="string" calcext:value-type="string">
            <text:p>short circuit 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falers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ower sour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fali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enerato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arfanngu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/>
            <text:p>settlement in Qeqqata Municipality in Central West Greenland at 66°53<text:span text:style-name="T3">′</text:span><text:span text:style-name="T4">50</text:span><text:span text:style-name="T5">″</text:span><text:span text:style-name="T4">N 52°51</text:span><text:span text:style-name="T5">′</text:span><text:span text:style-name="T4">40</text:span><text:span text:style-name="T5">″</text:span><text:span text:style-name="T4">W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fap nuking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mpera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rf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urrent (of water or electrical flow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rfarinneq </text:p>
          </table:table-cell>
          <table:table-cell table:style-name="ce20" office:value-type="string" calcext:value-type="string">
            <text:p>taggit</text:p>
          </table:table-cell>
          <table:table-cell table:style-name="ce17" office:value-type="string" calcext:value-type="string">
            <text:p>the period where the current is at its strongest</text:p>
          </table:table-cell>
          <table:table-cell/>
          <table:table-cell table:style-name="ce35"/>
          <table:table-cell table:style-name="ce20"/>
          <table:table-cell table:number-columns-repeated="1018"/>
        </table:table-row>
        <table:table-row table:style-name="ro5">
          <table:table-cell table:style-name="ce8" office:value-type="string" calcext:value-type="string">
            <text:p>sarf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a strong current, the current is strong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: subject?</text:p>
          </table:table-cell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arfaris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current has gotten stronger, there is a springtide (an especially big tid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rfarle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eriod of <text:s/>a neap tide (an especially small tid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rfarl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tidal current has gotten weaker, there is a neap tid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f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a curr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arfars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ets the current carry him/her, goes with the current, has a favorable curr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lanik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garbage, rubbis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rli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fant that does not need a separate seat on a public conveyance, babe in arm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li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ewborn puppy, whel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li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 child on his/her la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rliart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qimmeq) a dog with her newborn puppies</text:p>
          </table:table-cell>
          <table:table-cell table:style-name="ce29" office:value-type="string" calcext:value-type="string">
            <text:p>qimmeq sarliartoq </text:p>
          </table:table-cell>
          <table:table-cell table:style-name="ce36" office:value-type="string" calcext:value-type="string">
            <text:p>a dog with her newborn puppies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rliss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akes it (a child) on his/her la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rm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hoves him/her with the shoulde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rmissa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est their strength in shoulder pushing conte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rpig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aises its tail above the water while diving (of a whal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pi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hale's tail, fluk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pi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ropeller of a ship, screw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rping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alks orstands with the feet pointed away from each other, is out-to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piss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propeller driven</text:p>
          </table:table-cell>
          <table:table-cell table:style-name="ce29"/>
          <table:table-cell table:style-name="ce35"/>
          <table:table-cell table:style-name="ce20" office:value-type="string" calcext:value-type="string">
            <text:p>ships, not planes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lides down, slides aw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r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lides down, slides aw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rsakat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preads out, sprawls, is spread 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1">
          <table:table-cell table:style-name="ce8" office:value-type="string" calcext:value-type="string">
            <text:p>sarsuatilerpai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(pisimasut)  recalls the experiences he/she has had, mentally replays events in his/her life</text:p>
          </table:table-cell>
          <table:table-cell table:style-name="ce29" office:value-type="string" calcext:value-type="string">
            <text:p>pisimasut sarsuatilerpai </text:p>
          </table:table-cell>
          <table:table-cell table:style-name="ce36" office:value-type="string" calcext:value-type="string">
            <text:p> recalls the experiences he/she has had, mentally replays events in his/her life</text:p>
          </table:table-cell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rsuatit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hows a movie, shows slid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rsuatsi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aits on a bird route (of a hunter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rs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oves forward in front of someone or something</text:p>
          </table:table-cell>
          <table:table-cell table:style-name="ce29"/>
          <table:table-cell table:style-name="ce35"/>
          <table:table-cell table:style-name="ce20" office:value-type="string" calcext:value-type="string">
            <text:p>don't understand foran of forbi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ssaallerfig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dishes out food for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ssaall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ishes out foo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ssa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carries it forward, drives hh forward him/her forwa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ss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erves food, puts food 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s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teps forwa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ssas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located quite far in front, has been put pretty far forwa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s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group lf whales that have been trapped in an area of water that is blocked by 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ssi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catching whales <text:span text:style-name="T6">trapped in an area of water that is blocked by ice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ssuma Arna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a Goddess, the Mother of the Sea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ssuma</text:p>
          </table:table-cell>
          <table:table-cell table:style-name="ce20"/>
          <table:table-cell table:style-name="ce22" office:value-type="string" calcext:value-type="string">
            <text:p>(suaarpaanga) the one down there is calling to me</text:p>
          </table:table-cell>
          <table:table-cell table:style-name="ce29" office:value-type="string" calcext:value-type="string">
            <text:p>sassuma suaarpaanga </text:p>
          </table:table-cell>
          <table:table-cell table:style-name="ce20" office:value-type="string" calcext:value-type="string">
            <text:p>the one down there is calling to me</text:p>
          </table:table-cell>
          <table:table-cell table:style-name="ce22" office:value-type="string" calcext:value-type="string">
            <text:p>i.e. Sassuma Arnaa_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ts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located farther 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ts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feels his/her way forwa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tsi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ntenae, feelers (of an insect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tta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feels her u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tt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lindfol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tt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playing blind man's bluff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h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 angutiv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a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a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amb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asaa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kid go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asaasi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oat stall, goat bar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a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o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asarn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ountain go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aateq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heep farm, sheep ran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atil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heep ranc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aatillit Peqatigiit Suleqatigiiss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operating Sheep <text:s/>Ranchers Associations</text:p>
          </table:table-cell>
          <table:table-cell table:style-name="ce29"/>
          <table:table-cell table:style-name="ce35"/>
          <table:table-cell table:style-name="ce20" office:value-type="string" calcext:value-type="string">
            <text:p>existing English term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aa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herd of sheep belonging to a ranc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alerinermik Ilinni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heep Ranchers Trade Schoo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alimmiormi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roese, citizen of the Faroe Island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limmiormiut umiatsiaav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aroese open bo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limmi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Faroe Island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nik paarsi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hephe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nne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vanna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umps, the mump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arni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out gathering the herd of sh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the mump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at in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heep stall, sheep bar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ee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ocket knif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equ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engine components, engine par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erortit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rinds his/her teeth, is a bruxi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viarpa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a metalic rattling sound, It sounds like metal clank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ats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apk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knif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k mumitsi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patul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k sanerarmi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knife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k ukus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lding knife, pocket knif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lers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uses a knif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m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ron, meta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viminert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iece of something that is made of metal, the metal part of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iminilerinermik Ilinni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rade school for iron work and metal work</text:p>
          </table:table-cell>
          <table:table-cell table:style-name="ce29"/>
          <table:table-cell table:style-name="ce35"/>
          <table:table-cell table:style-name="ce20" office:value-type="string" calcext:value-type="string">
            <text:p>existing English name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mini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ron o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feels it (with the hands or other body part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ttaches the point to the shaft of a harpo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viss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lade (of a knife, saw, razor, etc.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ss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un barre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viss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iece of something that is made of metal, the metal part of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it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ouches everything in sight (of a child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avitt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tten to the age where he/she has to touch everything in sight</text:p>
          </table:table-cell>
          <table:table-cell table:style-name="ce29"/>
          <table:table-cell table:style-name="ce35"/>
          <table:table-cell table:style-name="ce20" office:value-type="string" calcext:value-type="string">
            <text:p>da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tu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droit, has nimble finge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tu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to touch every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up kajungerisa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agne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aviup kiina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knife ed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aviup puu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nakeblenny, the fish <text:span text:style-name="T2">Lumpenus lampretaeformis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orthern Willow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eqqerng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Greenlandic women's sealskin pants (for national costum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eqqern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Greenlandic women's sealskin pants (for national costum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eqqini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alskin used to make women's pants (for national costum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qqinn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ews women's sealskin pants (for national costum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eqq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kne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qq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knees him/her, hits him/her with the kne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eqq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kneecap, patell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qqu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angs his/her knee, bumps his/her kne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eqqumiarfig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kneels before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qqumi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kneeler, padded rail to kneel on in a chur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qqumi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kneeling, is non his/her kne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eqqumiart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rawls on hands and kne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qqumm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kneels, goes to his/her kne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r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eaks out, weeps (of an infected wound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ernaa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plant of the lilac family, <text:span text:style-name="T2">Syringa pubescens microphyla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rnaa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heep's sorrel, the plant <text:span text:style-name="T2">Rumex acetosella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rn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ountain sorrel, the plant <text:span text:style-name="T2">Oxyria digyna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ern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our, is acidic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ernars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urdoug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ernart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vineg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rnart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sour, something acidic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stes soemthing sour, gets a sour taste in the mouth</text:p>
          </table:table-cell>
          <table:table-cell table:style-name="ce29"/>
          <table:table-cell table:style-name="ce35"/>
          <table:table-cell table:style-name="ce20" office:value-type="string" calcext:value-type="string">
            <text:p>both OK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rs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irework that produces a burst of sta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ersi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ovrflowing ice (on a waterway)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ers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ce on the river is overflowing onto surroundin land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kretær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cretar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ksagesim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eighth Sunday before Eas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kstant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xta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kund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cond, sixtieth of an hou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minari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minar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ptembar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ptemb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ptuagesim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ninth Sunday before Eas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aj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effectual, lax, weak, incopet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erna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ullaap) morning sun</text:p>
          </table:table-cell>
          <table:table-cell table:style-name="ce29" office:value-type="string" calcext:value-type="string">
            <text:p>ullaap seqernga </text:p>
          </table:table-cell>
          <table:table-cell table:style-name="ce36" office:value-type="string" calcext:value-type="string">
            <text:p>morning sun</text:p>
          </table:table-cell>
          <table:table-cell table:style-name="ce20" office:value-type="string" calcext:value-type="string">
            <text:p>grammar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ernup ana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ichen</text:p>
          </table:table-cell>
          <table:table-cell table:style-name="ce29"/>
          <table:table-cell table:style-name="ce35"/>
          <table:table-cell table:style-name="ce20" office:value-type="string" calcext:value-type="string">
            <text:p>specifically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ernup nuking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lar energ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ernup pulaner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lar eclipse, eclipse of the su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prinkles water on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hines on it, illuminates it, lights it u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ers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lashlight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a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ntents of the small intesti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su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ineq nu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sun ris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ineq pul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a solar eclip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ineq tar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sun goes dow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ner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sun has gone behind the cloud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ners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easures the elevation of the sun with a sextant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inersiut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xta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inersiut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arasol, sun umbrell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nertar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he sun is shining directly on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nertarit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kes a sunbath, is sunning himself/herself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nertarit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ne bad from lying in the sun (of meat ofr fish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neru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sun may go behind the cloud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nig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s sun dried, has gone bad from being in the su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inius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andel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innar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autiful, sunny wea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nn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weather is beautiful and sunn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innar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isn't nice and sunn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nn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sun is shining directly on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nni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outside to witness the return of the sun </text:p>
          </table:table-cell>
          <table:table-cell table:style-name="ce29"/>
          <table:table-cell table:style-name="ce35"/>
          <table:table-cell table:style-name="ce20" office:value-type="string" calcext:value-type="string">
            <text:p>in the spring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prays water on it, sprays it with wa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ours it (water) our of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it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ets ruin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qag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hrows him/her down to the grou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qappai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weeps them to the side, spreads them all arou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qatta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spraying each other with wa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q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prays water on it</text:p>
          </table:table-cell>
          <table:table-cell table:style-name="ce29"/>
          <table:table-cell table:style-name="ce35"/>
          <table:table-cell table:style-name="ce20" office:value-type="string" calcext:value-type="string">
            <text:p>all over it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q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ind flippers (of a sea mammal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q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angs, pops, makes the sound of a gunsho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qort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ap (tiny explosive capsule for a toy "cap gun"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qort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op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quinnarp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ails to fire (of a firearm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qu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reaks, groans, pop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qulut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os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qqulutt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dwarf cornel or bunchberry), the plant <text:span text:style-name="T7">Cornus suecica</text:span><text:span text:style-name="T1">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q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irear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um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fallen into small pieces, is pulveriz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ummak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crushed, something broken to bits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ummak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/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qummal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is falling apart a little, is starting to crumb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equnner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mall bit of something that results from crushing, <text:s/>deterioration, or chemical breakdow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unng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loses his/her ey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utseri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ort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uts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crushes it, pulverize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qutser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estle (used with a mortar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af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raf (serafim), a type of ange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f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young of serfaq, the black guillemo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f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lack Guillemot, the shorebird <text:span text:style-name="T2">Cepphus grylle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faq an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eaves without shutting the door behind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erlern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ikes to grab things and play with them without permission (usually of children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rler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rabs something and plays with it without permission (usually of children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rmeersi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cescraper, snow scrap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m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lacier, ice shee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rmern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a danger of icing, it looks like there might be ic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rm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 layer of ice on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rmersi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laciologi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mers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Greenland ice cap, the Greenland ice shee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rmersuaqarnerata nala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ce A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rmii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ce scraper, snow scrap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mii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crapes the ice off it, beats the ice off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ermilig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ttlement in Sermersooq Municipality in East Greenland at 65°54<text:span text:style-name="T3">′</text:span><text:span text:style-name="T4">28</text:span><text:span text:style-name="T5">″</text:span><text:span text:style-name="T4">N 36°22</text:span><text:span text:style-name="T5">′</text:span><text:span text:style-name="T4">45</text:span><text:span text:style-name="T5">″</text:span><text:span text:style-name="T4">W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rmil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search staion in East Greenland at 65°41<text:span text:style-name="T3">′</text:span><text:span text:style-name="T4">N 37°55</text:span><text:span text:style-name="T5">′</text:span><text:span text:style-name="T4">W 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ermitsi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characteristic mountain of Nuuk, the capital of Greenland, at 64° 18<text:span text:style-name="T3">′</text:span><text:span text:style-name="T4"> 0</text:span><text:span text:style-name="T5">″</text:span><text:span text:style-name="T4"> N, 51° 30</text:span><text:span text:style-name="T5">′</text:span><text:span text:style-name="T4"> 0</text:span><text:span text:style-name="T5">″</text:span><text:span text:style-name="T4"> W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rmitsi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name of a weekly Kalaallisut-Danish weekly newspap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mi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frozen tight in the ice, is covered over with 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mu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eaks through making a spot (of a liquid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mu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influenced by another dialect or by other custom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ngu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eaks through making a spot (of a liquid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ngu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influenced by another dialect or by other custom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rn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rotects him/her, takes reponsiblity for his/her defen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ernissaa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ernerminik)  scolds someone forthe way he/she treated his/her (subject’s) son</text:p>
          </table:table-cell>
          <table:table-cell table:style-name="ce29" office:value-type="string" calcext:value-type="string">
            <text:p>ernerminik sernissaavoq </text:p>
          </table:table-cell>
          <table:table-cell table:style-name="ce36" office:value-type="string" calcext:value-type="string">
            <text:p> scolds someone forthe way he/she treated his/her (subjects) son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niss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rotects <text:s/>him/her, guards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rnissort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rotector, defend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rnissui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uardian, truste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rpal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prays, sprinkl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rpar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prinkles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part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tands there sprinkling him/her </text:p>
          </table:table-cell>
          <table:table-cell table:style-name="ce29"/>
          <table:table-cell table:style-name="ce35"/>
          <table:table-cell table:style-name="ce20" office:value-type="string" calcext:value-type="string">
            <text:p>repeatedly over and over?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rpig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misplaced it, cannot find where he/she put it</text:p>
          </table:table-cell>
          <table:table-cell table:style-name="ce29"/>
          <table:table-cell table:style-name="ce35"/>
          <table:table-cell table:style-name="ce20" office:value-type="string" calcext:value-type="string">
            <text:p>sleepiness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r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agical incantation, conjuring formul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errav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ings a magical incantation, recites a conjuring formula over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err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ings a magical incantation, recites a conjuring formul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eruts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heroot</text:p>
          </table:table-cell>
          <table:table-cell table:style-name="ce29" office:value-type="string" calcext:value-type="string">
            <text:p><text:s/></text:p>
          </table:table-cell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.i. </text:p>
          </table:table-cell>
          <table:table-cell table:style-name="ce20" office:value-type="string" calcext:value-type="string">
            <text:p>naleqq soorlu imaattoq/soorlu imaattut </text:p>
          </table:table-cell>
          <table:table-cell table:style-name="ce22" office:value-type="string" calcext:value-type="string">
            <text:p>abbrev. <text:span text:style-name="T2">soorlu imaattoq </text:span><text:span text:style-name="T8">for example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ang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trethced taut, is stretched out tigh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widens it out, stretches it 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tretches out, unfold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artart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sialussuiut) umbrella</text:p>
          </table:table-cell>
          <table:table-cell table:style-name="ce29" office:value-type="string" calcext:value-type="string">
            <text:p>sialussiut siaartartoq </text:p>
          </table:table-cell>
          <table:table-cell table:style-name="ce36" office:value-type="string" calcext:value-type="string">
            <text:p>umbrella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aartart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paper chain, string of paper ornaments, paper Jacob's ladder (christmas tree decorations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ll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's rain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lliliuss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started to rain while he/she was …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 of comp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ll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raindrop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lual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is drizzl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lu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raindrop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luit tutsi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is pouring ra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l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a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luk nalliuteqatta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quall, rain squal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luk seern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cid ra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lussiut siaart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lding umbrella</text:p>
          </table:table-cell>
          <table:table-cell table:style-name="ce29"/>
          <table:table-cell table:style-name="ce35"/>
          <table:table-cell table:style-name="ce20" office:value-type="string" calcext:value-type="string">
            <text:p>duplicates 698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lussi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ainco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masi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spread out, are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mma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preads 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mmakaal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spreading out in all direction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ammarput</text:p>
          </table:table-cell>
          <table:table-cell table:style-name="ce20" office:value-type="string" calcext:value-type="string">
            <text:p>oqaluut susaatsoq</text:p>
          </table:table-cell>
          <table:table-cell table:style-name="ce24" office:value-type="string" calcext:value-type="string">
            <text:p>they spread everywhere, they spread to the four winds, they spread to all sides</text:p>
          </table:table-cell>
          <table:table-cell table:style-name="ce29" office:value-type="string" calcext:value-type="string">
            <text:p>tamanut siammarput </text:p>
          </table:table-cell>
          <table:table-cell table:style-name="ce36" office:value-type="string" calcext:value-type="string">
            <text:p>they spread everywhere, they spread to the four winds, they spread to all sides</text:p>
          </table:table-cell>
          <table:table-cell table:style-name="ce20" office:value-type="string" calcext:value-type="string">
            <text:p>are spreading everywhere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naal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's a ringing sound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aall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 pretty ring, has a clear ring to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aa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omething is ringing, there's a ringing sou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n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it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aarpa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omething is ringing, there's a ringing sou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ll, ringer (e.g. a door bell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erpa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 bell is ringing, there's the sound of a bel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phone is ring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nert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llring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aware of it, has knowledge of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wary of it, is careful with it, is careful about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niguuk!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e careful! Watch out!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iik! </text:p>
          </table:table-cell>
          <table:table-cell table:style-name="ce20"/>
          <table:table-cell table:style-name="ce22" office:value-type="string" calcext:value-type="string">
            <text:p>Boy, is he/she dumb! What an idiot!;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iilik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not too smart, is not too brigh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iillioqaati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at was silly of you, You just weren't thinking;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iil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ehaves stupidly, does dumb things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ni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dumb, is thic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nillu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not particularly smar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nis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s smart, is insightfu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aniu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arebell, bluebell of Scotland, the plant <text:span text:style-name="T2">Campanula rotundifolia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ni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erve, sen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iutilu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ervous disease, neurosi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iuti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uffers from a nervous proble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niu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nervous syste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lert, is clear head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n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 beautiful ring )of a bell=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nnik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cracklings (from frying <text:s/>pork fat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frie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melts lard by frying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ets it (a line) pay ou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arranged in straight row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qqi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level bea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qq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tretches it (fishing line) out between two fixed poin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arpa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<text:s/>the crinkly sound of paper or plastic being manipulat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rua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preads out, disburs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ru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preads out, disburs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ruarteri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ho sows seed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ruarter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oqaatsinik) spreads rumors</text:p>
          </table:table-cell>
          <table:table-cell table:style-name="ce29" office:value-type="string" calcext:value-type="string">
            <text:p>oqaatsinik siaruarterivoq </text:p>
          </table:table-cell>
          <table:table-cell table:style-name="ce36" office:value-type="string" calcext:value-type="string">
            <text:p>spreads rumors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ruarterpai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ows them (seeds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ssim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arranged in straight row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t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fri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ts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(aalisaatini) allows the fishing line to pay out completely</text:p>
          </table:table-cell>
          <table:table-cell table:style-name="ce29" office:value-type="string" calcext:value-type="string">
            <text:p>aalisaatini siatsippaa </text:p>
          </table:table-cell>
          <table:table-cell table:style-name="ce36" office:value-type="string" calcext:value-type="string">
            <text:p>allows the fishing line to pay out completely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tsivi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rying p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atsivi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ryworks, furnace for boiling the oil (train oil) out of sea mammal blubb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tsi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fries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tsi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elts something in a frying p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atsi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enders blubber into train oi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att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the three stars in the Belt of Or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ffeer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imps (from a hip injury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ffiak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narrow hips</text:p>
          </table:table-cell>
          <table:table-cell table:style-name="ce29"/>
          <table:table-cell table:style-name="ce35"/>
          <table:table-cell table:style-name="ce20"/>
          <table:table-cell table:number-columns-repeated="1018"/>
        </table:table-row>
        <table:table-row table:style-name="ro5">
          <table:table-cell table:style-name="ce12" office:value-type="string" calcext:value-type="string">
            <text:p>siffiakkaaq</text:p>
          </table:table-cell>
          <table:table-cell table:style-name="ce21" office:value-type="string" calcext:value-type="string">
            <text:p>taggit</text:p>
          </table:table-cell>
          <table:table-cell table:style-name="ce22" office:value-type="string" calcext:value-type="string">
            <text:p>has wide hip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ffiakka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jodhpurs, knee pan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ff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i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ffi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imps (from a hip injury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gg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istl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ggart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lute, freon hor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ggart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ounds it whistle, sounds its horn (of a ship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ggila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ushrooms of the family <text:span text:style-name="T2">Russula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ggil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weak, is insubstantial, is easily broke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gg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ips, splits, crack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ggorpaa</text:p>
          </table:table-cell>
          <table:table-cell table:style-name="ce20"/>
          <table:table-cell table:style-name="ce22" office:value-type="string" calcext:value-type="string">
            <text:p>wrings the water out of it, wrings out a cloth, wrings out clo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ggu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mouth area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gg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nout, bea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ggulee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rcher fish</text:p>
          </table:table-cell>
          <table:table-cell table:style-name="ce29"/>
          <table:table-cell table:style-name="ce35"/>
          <table:table-cell table:style-name="ce20" office:value-type="string" calcext:value-type="string">
            <text:p>more specifically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gg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entrifu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gt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read made from husked rywe and wheat flou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gtiliass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ye meal from grain with bran remov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iffissar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dumb, is stupi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ik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flcks his/her finger against him/her (another's) forehe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ikorta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ompete at flicking each other with the finge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ilik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il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ilikiliortoq: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qullugiaq) silkworm </text:p>
          </table:table-cell>
          <table:table-cell table:style-name="ce29" office:value-type="string" calcext:value-type="string">
            <text:p>qullugiaq siilikiliortoq </text:p>
          </table:table-cell>
          <table:table-cell table:style-name="ce36" office:value-type="string" calcext:value-type="string">
            <text:p>silkworm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ilip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yru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im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flcks his/her finger against his/her (another's) forehe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imitta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ompete at flicking each other with the finge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i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scratch, a scrap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inupp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usta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cratches it, scrapes it, rake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cuts it (a game animal) open lengthwise on the bel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raked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iss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zipp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issi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hinocero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terrain covered by dense, tall scrub that is difficult to penetrate;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ittart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zipp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IK </text:p>
          </table:table-cell>
          <table:table-cell table:style-name="ce20" office:value-type="string" calcext:value-type="string">
            <text:p>naleqq Sulinermik Inuussutissarsiuteqartut Kattuffiat </text:p>
          </table:table-cell>
          <table:table-cell table:style-name="ce22" office:value-type="string" calcext:value-type="string">
            <text:p>Greenlandic Salaried Workers' Union</text:p>
          </table:table-cell>
          <table:table-cell table:style-name="ce29"/>
          <table:table-cell table:style-name="ce35"/>
          <table:table-cell table:style-name="ce20" office:value-type="string" calcext:value-type="string">
            <text:p>existing English name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aak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igar but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al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 crisp sound</text:p>
          </table:table-cell>
          <table:table-cell table:style-name="ce29"/>
          <table:table-cell table:style-name="ce35"/>
          <table:table-cell table:style-name="ce20" office:value-type="string" calcext:value-type="string">
            <text:p>example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aann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inflexible, is obdurate, is hard to affec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ig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at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moking a cig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avar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heroo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avar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igarett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a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abine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ag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tuck in one's <text:s/>memory, is fixed in one's consciousn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la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oasts it, toast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laartitsi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iffiukkanut) toaster</text:p>
          </table:table-cell>
          <table:table-cell table:style-name="ce29" office:value-type="string" calcext:value-type="string">
            <text:p>iffiukkanut sikalaartitsivik </text:p>
          </table:table-cell>
          <table:table-cell table:style-name="ce36" office:value-type="string" calcext:value-type="string">
            <text:p> toaster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annert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etle, member of the order of insects <text:span text:style-name="T2">Coleoptera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crisp, is britt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hard, has been harden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arits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igarett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karitsik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igarette but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13" office:value-type="string" calcext:value-type="string">
            <text:p><text:span text:style-name="T1">sikassaat</text:span>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namel, porcelain ename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ss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enamel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ss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ights up a cig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t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roasted (of coffe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atsitsi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an for roasing coffee bean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atsit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oasts coffee bean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iffig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ows to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iling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hilling (a coin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ingas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nasaq) cap; sixpence</text:p>
          </table:table-cell>
          <table:table-cell table:style-name="ce29" office:value-type="string" calcext:value-type="string">
            <text:p>nasaq sikingasoq </text:p>
          </table:table-cell>
          <table:table-cell table:style-name="ce36" office:value-type="string" calcext:value-type="string">
            <text:p>cap (Regulations); sixpence (n)</text:p>
          </table:table-cell>
          <table:table-cell table:style-name="ce20" office:value-type="string" calcext:value-type="string">
            <text:p>cap with visor, basebql aó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ing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tands with head bowed, sits with head bowed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ows his/her head, <text:s/>bends over, bends dow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i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nods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ke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ursts into bloo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ke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nikkers, giggl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ker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lower, bloom, blosso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kersussan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evelops buds, buds out (of a tree or plant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kersu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lower bu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kig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perfectly straight edg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kil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ides a bicyc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kil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icycle (see <text:span text:style-name="T2">cykelli</text:span><text:span text:style-name="T8">)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killu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n't have completely straight edg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killu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resses sloppily, pays little attention to his/her cloth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kkisa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oves clumsily, pays little attention to where he/she is Go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kivig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ows to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ko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a good, thick layer of ice;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kor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a poor layer of ice, the sea ice is b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ku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is/her (objects) way is blocked by the ice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 grammar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kkuss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tuck unable to travel because the sea is frozen over, Is iced 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kuta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fection in the sebaceous or sweat glands of the ey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kkut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n infection in the sebaceous or sweat glands of the ey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oqannginner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ce-free shipping lane, open water during the icy season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orn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loses his/her ey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korpal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ries to attract seals by beating on the edge of the 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orsuars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ailing in the Greenland sea ice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korsu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Arctic Sea ice that is carried by crrents down the East Coast of Greenland and then up the West Coa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u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ce, sea ice, ice on lak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u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ce cream, ice cream cone, ice cream b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ewly formed ice, thin 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u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new ice has form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u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ice has broken up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uiuit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olar sea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uiuitsoq Avannarl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ce around the North pole, Arctic sea 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uiuitsoq Kujall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ce around the South Pole, Antarctic sea 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uli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ewly formed ice, thin 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uli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rozen confection, ice cream desser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u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akes ice crea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up sinaav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dge of the 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u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17" office:value-type="string" calcext:value-type="string">
            <text:p>ice is formed</text:p>
          </table:table-cell>
          <table:table-cell table:style-name="ce29"/>
          <table:table-cell table:style-name="ce35"/>
          <table:table-cell table:style-name="ce20"/>
          <table:table-cell table:number-columns-repeated="1018"/>
        </table:table-row>
        <table:table-row table:style-name="ro5">
          <table:table-cell table:style-name="ce8" office:value-type="string" calcext:value-type="string">
            <text:p>sikusio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iling in the ice sailing in icy condition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uss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new ice has form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kut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small drifting ice p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ku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frozen over (of the sea or other bodies of water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k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sea or other body of water has formed a layer of 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ea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telligen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natural condition of the world, nature's laws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Spirit of the Air, Arie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 allanngoqatta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hangeable weather, unsettled wea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 allannguju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tabile wea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alu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pitiful, is pitiab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annaap isuguta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umidit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annaap-naqitsiner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ir pressure, barometric pressu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aann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lost its air, has lost pressure, is punctur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aannaarutt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a shortage of oxygen, the air is low in oxygen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annakkoorne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n acrobatic flip, front flip, back flip, etc.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annakkoorne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trip through the ai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ann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ir, atmosphe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annaqanngit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vacuum, lacking atmosphe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ann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air is lovely and fresh, the air is refres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annarissa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ventilation, air exchange, exhausting of stale ai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annariss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ventilator, air conditon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annariss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exhasts stale ai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annaris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out enjoing the fresh air, is outside for the fresh ai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annars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outer sp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ars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cts crazily, does insane thing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arunn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istilled alcoholic beverages, spirits, liquo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a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oses consciousness, faints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aser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impolite, is naughty, is lacking self control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aat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ho is a little crazy, someone slightly mad, impolite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gi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ice wea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gik!</text:p>
          </table:table-cell>
          <table:table-cell table:style-name="ce20"/>
          <table:table-cell table:style-name="ce22" office:value-type="string" calcext:value-type="string">
            <text:p>Beautiful weather, isn't it.;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g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weather is nice.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giss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out in good weather, has nice wea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kull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weather has turned b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lisim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weathered skin, has a weather-beaten f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l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faded from the sun, is sun-bleached</text:p>
          </table:table-cell>
          <table:table-cell table:style-name="ce29"/>
          <table:table-cell table:style-name="ce35"/>
          <table:table-cell table:style-name="ce20" office:value-type="string" calcext:value-type="string">
            <text:p>can something fade just from air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mi unnuis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eaves it out at nigh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migut ino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mentally handicapped, is retarded</text:p>
          </table:table-cell>
          <table:table-cell table:style-name="ce29"/>
          <table:table-cell table:style-name="ce35"/>
          <table:table-cell table:style-name="ce20" office:value-type="string" calcext:value-type="string">
            <text:p>"retarded" is stygmatized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miu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uman be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miut oqaluttuarisaaner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orld histor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mm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ut it out (the fire in the soace heater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mmuk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out, goes outside, goes outdoo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mm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o the outside, outside, outward, ou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nngaja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ental illness, insanity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nngaj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mentally ill, is craz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p assinga </text:p>
          </table:table-cell>
          <table:table-cell table:style-name="ce20"/>
          <table:table-cell table:style-name="ce22" office:value-type="string" calcext:value-type="string">
            <text:p>weather ma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pill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weather has gotten b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pil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d weather, stormy wea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ppa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mart and reasonab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appe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uffering a temporary insanity, has had a nevous breakdow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aqanngits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ho is a little crazy, someone slightly mad, impolit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qanngits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istilled alcoholic beverages, spirits, liquo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qaraluarpit? </text:p>
          </table:table-cell>
          <table:table-cell table:style-name="ce20"/>
          <table:table-cell table:style-name="ce22" office:value-type="string" calcext:value-type="string">
            <text:p>Are you nuts?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aqassaanngit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ho is a little crazy, someone slightly mad, impolit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qassus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telligence, reason, understand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qq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weather is lovely, it's lovely wea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qq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asses by (on the otsidecs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rle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one farthest 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larleq</text:p>
          </table:table-cell>
          <table:table-cell table:style-name="ce20" office:value-type="string" calcext:value-type="string">
            <text:p>taggit</text:p>
          </table:table-cell>
          <table:table-cell table:style-name="ce26" office:value-type="string" calcext:value-type="string">
            <text:p>entryway, foyer, small room outside the main entry door for changing shoes, hanging coats, etc.;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rl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weather has gotten b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rl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d wea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r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weather is bad <text:s/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rluss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out in bad weather, is out in a stor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rs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worl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rsuarmi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mankind, human being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sio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eather station, meteorological st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sio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eterolog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sio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eteorologi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si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rome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eather forecast, weather repor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sser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feels a weather change in his/her bones, has g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sso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od sense, thinks clearly, thinks things throug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asunn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mells fresh, smells of clean air (of wash that has been hung out to dry, for ex.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ta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ts outside, its outer sid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taan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out of doors, outdoors, outside of it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tang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laces himself/herself outside of it (the hous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atangia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singing hymns outside homes on holidays, are caroling (at Christmas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tangi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laces himself/herself outside the hou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t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smar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tto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regained consciousness, has come t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atto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come to his/her senses, has figured things out, makes the right decis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lattorsarpaa</text:p>
          </table:table-cell>
          <table:table-cell table:style-name="ce20" office:value-type="string" calcext:value-type="string">
            <text:p><text:s/>o </text:p>
          </table:table-cell>
          <table:table-cell table:style-name="ce22" office:value-type="string" calcext:value-type="string">
            <text:p>tries to talk sense into him/her, tries to <text:s/>convinced him/her to do the reasonable 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lattortippaa</text:p>
          </table:table-cell>
          <table:table-cell table:style-name="ce20" office:value-type="string" calcext:value-type="string">
            <text:p><text:s/>o </text:p>
          </table:table-cell>
          <table:table-cell table:style-name="ce22" office:value-type="string" calcext:value-type="string">
            <text:p>has talked sense into him/her, has convinced him/her to do the reasonable 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attuaq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come to his/her senses, has figured things out, comes to the right decis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ttuuppaa</text:p>
          </table:table-cell>
          <table:table-cell table:style-name="ce20" office:value-type="string" calcext:value-type="string">
            <text:p><text:s/>o </text:p>
          </table:table-cell>
          <table:table-cell table:style-name="ce22" office:value-type="string" calcext:value-type="string">
            <text:p>has <text:s/>learned <text:s/>from his/her mistak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tu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inks things through, acts reasona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tussus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telligence, wisdo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atu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mart, is intellig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tu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tingy, is tight fisted, is miser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av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oves farther out, moves farther away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ler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cks, change course from close-hauled on one tack to close-hauled on the other (of a sailboat or sailing ship)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, once?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eratt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cks upwind, sails upwind by tacking <text:s/>(of a sailboat or sailing ship)</text:p>
          </table:table-cell>
          <table:table-cell table:style-name="ce29"/>
          <table:table-cell table:style-name="ce35"/>
          <table:table-cell table:style-name="ce20" office:value-type="string" calcext:value-type="string">
            <text:p>repeatedly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e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ssumes a female form</text:p>
          </table:table-cell>
          <table:table-cell table:style-name="ce29"/>
          <table:table-cell table:style-name="ce35"/>
          <table:table-cell table:style-name="ce20" office:value-type="string" calcext:value-type="string">
            <text:p>in myths? 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thick, is wid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issus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ickness, wid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it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igarette tobacco, tobacco for rolling cigarett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ivaa</text:p>
          </table:table-cell>
          <table:table-cell table:style-name="ce20" office:value-type="string" calcext:value-type="string">
            <text:p><text:s/>o </text:p>
          </table:table-cell>
          <table:table-cell table:style-name="ce22" office:value-type="string" calcext:value-type="string">
            <text:p>sharpens it, hone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laj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emthing rather wide, something fairly bro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lakulla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s fairly broad, is nicely filled out (of someone's form, for ex.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l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rowbar, wrecking b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lart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quite wid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lim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prepared, is ready, is all set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? complement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limm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made preparations for <text:s/>something, has gotten ready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? complement?</text:p>
          </table:table-cell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llimmart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repares himself/herself to for a jolt, gets ready to absorb a blow, readies himself/herself for a shoc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limmas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nsure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limmase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akes sure to have something in reserv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limmase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kes out insurance, takes out an insurance polic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limmasi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suran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limmasiine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akisussaanermut) liability insurance</text:p>
          </table:table-cell>
          <table:table-cell table:style-name="ce29" office:value-type="string" calcext:value-type="string">
            <text:p>akisussaanermut sillimmasiineq </text:p>
          </table:table-cell>
          <table:table-cell table:style-name="ce36" office:value-type="string" calcext:value-type="string">
            <text:p>liability insurance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limmasiis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surance compan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limmasii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insured, the person or company that is afforded covera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limmasiisussaatita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quirement to have insuran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llimm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serve, money, supplies, provisions, etc. in addition to what is needed immediate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limma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cache, depos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l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regs at the bottom of a seal oil lam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li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harpening stone, whetsto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u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arcass of a sea animal that is found in the water or on the bea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lug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aises his/her hand to hit someone, raises his/her arm to throw something at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lul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finds the carcass of a sea animal in the water or on the bea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aises his/her hand, raises his/her ar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ussim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 hammer is cocked (on a firear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luts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(talini) lifts his/her arm to hit or throw ; (aallaanni) <text:s/>cocks his/her gun;</text:p>
          </table:table-cell>
          <table:table-cell table:style-name="ce29" office:value-type="string" calcext:value-type="string">
            <text:p>talini silutsippaa // aallaanni silutsippaa </text:p>
          </table:table-cell>
          <table:table-cell table:style-name="ce36" office:value-type="string" calcext:value-type="string">
            <text:p>lifts his/her arm to hit or throw; / / cocks his/her gun 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utt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eats it (a carpet or garment) cle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lutt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eats snow off of his/her cloth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lutt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arpet bea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ma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ho is dark skinned, someone dark complect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meer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ulls the cork out, opens a beer or soda bott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mernaveeqq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lotting paper, blot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me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po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merneri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pot remover, cafbon tertachloride trækpapir</text:p>
          </table:table-cell>
          <table:table-cell table:style-name="ce29"/>
          <table:table-cell table:style-name="ce35"/>
          <table:table-cell table:style-name="ce20" office:value-type="string" calcext:value-type="string">
            <text:p>illegal in U.S.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m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tten a spo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mersi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ja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mersima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tten a spo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mersima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been influenced by another dialect or cultu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me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ho is dark skinned, someone dark complect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meru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soaked through and made a spo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meru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been influenced by another dialect and <text:s/>cultu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m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wooden stopper for a seal's wound to prevent the blood from running 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mii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rkscrew</text:p>
          </table:table-cell>
          <table:table-cell table:style-name="ce29"/>
          <table:table-cell table:style-name="ce35"/>
          <table:table-cell table:style-name="ce20" office:value-type="string" calcext:value-type="string">
            <text:p>also bottle opener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m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rk, stopper, bung (for a barrel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mint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e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minti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ixes cemem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m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uts a stopper in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miss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ck cloth, burlap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miut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sland in Kangerlussuaq Fjord at 66°04<text:span text:style-name="T3">′</text:span><text:span text:style-name="T4">43</text:span><text:span text:style-name="T5">″</text:span><text:span text:style-name="T4"> 53°24</text:span><text:span text:style-name="T5">′</text:span><text:span text:style-name="T4">13</text:span><text:span text:style-name="T5">″</text:span><text:span text:style-name="T4"> (East Cape);</text:span></text:p>
            <text:p/>
          </table:table-cell>
          <table:table-cell table:style-name="ce29"/>
          <table:table-cell table:style-name="ce35"/>
          <table:table-cell table:style-name="ce20" office:value-type="string" calcext:value-type="string">
            <text:p>i'm a little mystified by the choice of place names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a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ts edge, its margins, its brim, its ri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aagippoq</text:p>
          </table:table-cell>
          <table:table-cell table:style-name="ce20"/>
          <table:table-cell table:style-name="ce22" office:value-type="string" calcext:value-type="string">
            <text:p>(siku) the edge of the ice is firm</text:p>
          </table:table-cell>
          <table:table-cell table:style-name="ce29" office:value-type="string" calcext:value-type="string">
            <text:p>siku sinaagippoq </text:p>
          </table:table-cell>
          <table:table-cell table:style-name="ce36" office:value-type="string" calcext:value-type="string">
            <text:p>the edge of the ice is firm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aakk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iping, edging (on a piece of fabric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naal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omes to the edge of the ice, sails up to the edge of the 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a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roceeds along its ed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a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begun to spill over the edge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dge of the 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aarpal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sound of someone sleep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aas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ravels along the beach or the edge of the ice </text:p>
          </table:table-cell>
          <table:table-cell table:style-name="ce29"/>
          <table:table-cell table:style-name="ce35"/>
          <table:table-cell table:style-name="ce20" office:value-type="string" calcext:value-type="string">
            <text:p>offshore in a boat_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ars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d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arsullutt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salliligaq) a board with uneven edges</text:p>
          </table:table-cell>
          <table:table-cell table:style-name="ce29" office:value-type="string" calcext:value-type="string">
            <text:p>salliligaq sinarsulluttoq </text:p>
          </table:table-cell>
          <table:table-cell table:style-name="ce36" office:value-type="string" calcext:value-type="string">
            <text:p>a board with very uneven edgesedges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nee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 not allow himself/herself time to sl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eq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 not need much sleep, always gets up ear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eria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a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erissap sila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astal climat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follows along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nerpart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all the way down to the edge of the beach, goes all th way out to the edge of the sea cliff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erparter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rings it down to the coa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ers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ravels along the coa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ersort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astal vesse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ers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astal vesse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gang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been pressed flat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garn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brownish dog, sled dog with a brown cast to its fu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g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pressed fl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gartit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ets dented, gets a d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gartitersima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dent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nge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unties his/her shoes, undoes his/her shoelac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g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ot lace, shoel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ge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art of a boot where the foot is joined to the legging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ge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rist, ank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ng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ies his/her shoelaces, ties his/her boot lac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gersortakkat</text:p>
          </table:table-cell>
          <table:table-cell table:style-name="ce20" office:value-type="string" calcext:value-type="string">
            <text:p>taggit qasseersiut</text:p>
          </table:table-cell>
          <table:table-cell table:style-name="ce22"/>
          <table:table-cell table:style-name="ce29" office:value-type="string" calcext:value-type="string">
            <text:p>skuut singersortakkat </text:p>
          </table:table-cell>
          <table:table-cell table:style-name="ce36" office:value-type="string" calcext:value-type="string">
            <text:p>shoe with laces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g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uts it ( a watercraft) into the wa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g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queezes the contens out of it (an animal's intestines)</text:p>
          </table:table-cell>
          <table:table-cell table:style-name="ce22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gippaa</text:p>
          </table:table-cell>
          <table:table-cell table:style-name="ce20" office:value-type="string" calcext:value-type="string">
            <text:p>oqaluut susalik</text:p>
          </table:table-cell>
          <table:table-cell table:style-name="ce22"/>
          <table:table-cell table:style-name="ce29" office:value-type="string" calcext:value-type="string">
            <text:p>siissartoq singippaa </text:p>
          </table:table-cell>
          <table:table-cell table:style-name="ce36" office:value-type="string" calcext:value-type="string">
            <text:p>opens a zipper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gull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trains at stool, strains while moving his/her bowel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gunn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exerts himself/herself so that his/her veins swell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ts own edge, its own margin, its own ri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f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ffik-p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leeping bag</text:p>
          </table:table-cell>
          <table:table-cell table:style-name="ce29"/>
          <table:table-cell table:style-name="ce35"/>
          <table:table-cell table:style-name="ce20" office:value-type="string" calcext:value-type="string">
            <text:p>pronunciation note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ffi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akes the b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l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kat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inattentive, is lethargic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l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falls asl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ni tuts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fast asleep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 note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nn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leep ai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ior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ets too little speep, is sleep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pp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died, has passed aw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leep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issaa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annot fall asleep, has insomni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iss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leeping pill, sleep ai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ts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ets him/her sl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nits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anesthetizes him/her, gives him/her something that makes him/her uncosciou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tt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droo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ittari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on a days long hunting or fishing tri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itt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overslep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iu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bothered by insomnia, is an insomniac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ulls it (a boat) along the bea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akil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not gotten enough sl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ak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n not need much sleep, is an early ris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leeps well, is a good sleep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ar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leeps poor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art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ate riser, someone who needs a lot of sl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art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oversleep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art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ate riser, someone who needs a lot of sl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ass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ullaby, cradle so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ass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ulls him/her to sl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at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drea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att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ream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attu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everie, half-awake drea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attug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deal, idealiz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xcess, remainder, re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nneq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more than enough, shows a profit, there is some remain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erit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ho like to sleep, sleepy-he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er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elives it in a drea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er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n't want to get uyp, would rather keep sleep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erlugit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more than …, at least ...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erlugu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over …, is more than …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erlugu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instead of him/her, on behalf of him/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exceeds it, is more than it </text:p>
          </table:table-cell>
          <table:table-cell table:style-name="ce29"/>
          <table:table-cell table:style-name="ce35"/>
          <table:table-cell table:style-name="ce20" office:value-type="string" calcext:value-type="string">
            <text:p>illustrate plural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nn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eplaces him/her, is instead of him/her, represents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ers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 representative, is a proxy, is a replace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ersera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replace each other in doing …, alternate at …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nners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presentative, proxy, replace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er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that left ov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e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left over, remains unus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ga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is/her own sl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ga it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leeping deeply, is fast asl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ga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jealous of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g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jealous of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g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envious, is jealou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g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red cheeks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gor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uts rouge on his/her cheek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gort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ets red cheeks</text:p>
          </table:table-cell>
          <table:table-cell table:style-name="ce29"/>
          <table:table-cell table:style-name="ce35"/>
          <table:table-cell table:style-name="ce20" office:value-type="string" calcext:value-type="string">
            <text:p>eg from being out in wind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gorull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lush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gup-puu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leeping ba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gu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everyone is aslee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nngusaann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just wearing his/her pajamas, is still in his/her nightcloth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gu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half asleep, is half awake</text:p>
          </table:table-cell>
          <table:table-cell table:style-name="ce29"/>
          <table:table-cell table:style-name="ce35"/>
          <table:table-cell table:style-name="ce20" office:value-type="string" calcext:value-type="string">
            <text:p>one better than the other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gus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ightie, nightgown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gus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pajamas, night cloth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guts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pajamas, night cloth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nnii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presentative, proxy, replace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nniisu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roxy, stand-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nnilimmi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peqarpoq) there is an excess of something, has a surfeit of amething, there is more than enough of something </text:p>
          </table:table-cell>
          <table:table-cell table:style-name="ce29" office:value-type="string" calcext:value-type="string">
            <text:p>sinnilimmik peqarpoq </text:p>
          </table:table-cell>
          <table:table-cell table:style-name="ce36" office:value-type="string" calcext:value-type="string">
            <text:p>there is an excess of something, has a surfeit of amething, there is more than enough of something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nningia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mad at him/her (another) for waking him/her(subject) <text:s/>u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ingi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omplains about having been awaken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nning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kept up by constant thoughts about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oqqat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frightehed about it, is worried about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ooran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to be frightened about, something to be worried ab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orasaar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re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orasa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hreatens him/her, warns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oor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frightehed about something, is worried about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qqat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a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oqqat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kin embroidery on the front of women's short pan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oqqerfi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kin embroidery down on the front of traditional skin boo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qqerfill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traditonal skin boots for me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qqi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to get sand</text:p>
          </table:table-cell>
          <table:table-cell table:style-name="ce29"/>
          <table:table-cell table:style-name="ce35"/>
          <table:table-cell table:style-name="ce20" office:value-type="string" calcext:value-type="string">
            <text:p>sandtogt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qqiuppoq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is heading straight for here</text:p>
          </table:table-cell>
          <table:table-cell table:style-name="ce30"/>
          <table:table-cell table:style-name="ce38"/>
          <table:table-cell table:style-name="ce43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qqullugu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(ulloqeqqa) before noon</text:p>
          </table:table-cell>
          <table:table-cell table:style-name="ce29" office:value-type="string" calcext:value-type="string">
            <text:p>ulloqeqqa sioqqullugu </text:p>
          </table:table-cell>
          <table:table-cell table:style-name="ce36" office:value-type="string" calcext:value-type="string">
            <text:p>before noon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qqut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omes to ear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q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jib, foresai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aa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one in fro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aa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outside the coastal island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aa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ugar, granulated sug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aatsia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a smooth sand bea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aats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women's short pants of caribou sk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ak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king eider, <text:span text:style-name="T2">Somateria spectabilis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akits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ith a short bill</text:p>
          </table:table-cell>
          <table:table-cell table:style-name="ce29"/>
          <table:table-cell table:style-name="ce35"/>
          <table:table-cell table:style-name="ce44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akits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ith a small f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7">
          <table:table-cell table:style-name="ce8" office:value-type="string" calcext:value-type="string">
            <text:p>siorakits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miteq) king eider, <text:span text:style-name="T9">Somateria spectabilis;</text:span></text:p>
          </table:table-cell>
          <table:table-cell table:style-name="ce29" office:value-type="string" calcext:value-type="string">
            <text:p>miteq siorakitsoq </text:p>
          </table:table-cell>
          <table:table-cell table:style-name="ce36" office:value-type="string" calcext:value-type="string">
            <text:p>king eider, <text:span text:style-name="T9">Somateria spectabilis</text:span>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orang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located right in front of him/her/it, positions himself/herself right in front of him/her/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orangi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located right in front of someone/something, has come to be right in front of someone/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orapal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ttlement in the far north of Greenland in Qaasuitsoq Municipality at 77°47<text:span text:style-name="T3">′</text:span><text:span text:style-name="T4">08</text:span><text:span text:style-name="T5">″</text:span><text:span text:style-name="T4">N 70°38</text:span><text:span text:style-name="T5">′</text:span><text:span text:style-name="T4">00</text:span><text:span text:style-name="T5">″</text:span><text:span text:style-name="T4">W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rain of sa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part in front, the f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o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lacier in Kujalleq Municipality in southern Greenland, Danish: Frederikshåb Isblin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ar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hrows sand on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arsi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nderling, the shorebird <text:span text:style-name="T2">Calidris alba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art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vacuum dredging vesse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artig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ndpap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2">
          <table:table-cell table:style-name="ce8" office:value-type="string" calcext:value-type="string">
            <text:p>siorartooq: </text:p>
          </table:table-cell>
          <table:table-cell table:style-name="ce20" office:value-type="string" calcext:value-type="string">
            <text:p>taggit</text:p>
          </table:table-cell>
          <table:table-cell table:style-name="ce22"/>
          <table:table-cell table:style-name="ce29" office:value-type="string" calcext:value-type="string">
            <text:p>miteq siorartooq </text:p>
          </table:table-cell>
          <table:table-cell table:style-name="ce36" office:value-type="string" calcext:value-type="string">
            <text:p>common eider, <text:span text:style-name="T9">Somateria mollissima</text:span></text:p>
            <text:p/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l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one in fro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a </text:p>
          </table:table-cell>
          <table:table-cell table:style-name="ce20" office:value-type="string" calcext:value-type="string">
            <text:p>oqaaseeraq</text:p>
          </table:table-cell>
          <table:table-cell table:style-name="ce22" office:value-type="string" calcext:value-type="string">
            <text:p>last ye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aak </text:p>
          </table:table-cell>
          <table:table-cell table:style-name="ce20" office:value-type="string" calcext:value-type="string">
            <text:p>oqaaseeraq</text:p>
          </table:table-cell>
          <table:table-cell table:style-name="ce22" office:value-type="string" calcext:value-type="string">
            <text:p>year before la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aanng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 few years ag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aligami 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some years ago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 quantity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nali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from last year, last year's ...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an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 front of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atig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arlier, at an earlier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natigut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ukiut qulit matuma)  ten years ago</text:p>
          </table:table-cell>
          <table:table-cell table:style-name="ce29" office:value-type="string" calcext:value-type="string">
            <text:p>ukiut qulit matuma siornatigut </text:p>
          </table:table-cell>
          <table:table-cell table:style-name="ce36" office:value-type="string" calcext:value-type="string">
            <text:p> ten years ago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n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uns right over in front of him/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a </text:p>
          </table:table-cell>
          <table:table-cell table:style-name="ce20" office:value-type="string" calcext:value-type="string">
            <text:p>oqaaseeraq</text:p>
          </table:table-cell>
          <table:table-cell table:style-name="ce22" office:value-type="string" calcext:value-type="string">
            <text:p>last ye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aak </text:p>
          </table:table-cell>
          <table:table-cell table:style-name="ce20" office:value-type="string" calcext:value-type="string">
            <text:p>oqaaseeraq</text:p>
          </table:table-cell>
          <table:table-cell table:style-name="ce22" office:value-type="string" calcext:value-type="string">
            <text:p>two years ag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gaanng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 few years ag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galigami </text:p>
          </table:table-cell>
          <table:table-cell table:style-name="ce20"/>
          <table:table-cell table:style-name="ce22" office:value-type="string" calcext:value-type="string">
            <text:p>some years ag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ngali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from last year, last year's ...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gan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 front of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orngatig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arlier, at an earlier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ng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uns right over in front of him/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paal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lanne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ors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histling sound produced by something speeding b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ors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peeds by making a whistles speeds by making a whistling sound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p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<text:s/>spades (one of the suits of cards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a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ving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paarniuteq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akes austerity measures, lowers expens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paar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aves on it, buys it at a reduced pr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aa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aves money, spends l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aa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ids spades (in a cardgam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arn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ucket, pai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e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uys an expensive pres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e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uck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pil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rane (machine for lifting heavy things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pi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land formation that has been split in two for a ro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it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completely fallen apar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pit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e/she <text:s/>has fallen on hard times, he/she is going through a tough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ips it, tears it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p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lows it up to make way for a roa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ppak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that has been torn apar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p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groove, a split, a clef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p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areli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pp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frugal, is careful with mone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pp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exceeds it, is more than th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po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left ov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pporu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left over, remaind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ppul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with a plentiful supply of …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 -mi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pp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ursts, break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teel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dance in 4/4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four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l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one of a set of quadruplets </text:p>
          </table:table-cell>
          <table:table-cell table:style-name="ce29"/>
          <table:table-cell table:style-name="ce35"/>
          <table:table-cell table:style-name="ce20" office:value-type="string" calcext:value-type="string">
            <text:p>Sagina procumbens 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li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quadruple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l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ut-masted schoon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lis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quadruple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nik qulilli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rt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nngorlugit 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… in four parts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nngormat 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last Thurs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nngo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urs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nngornerm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ursday, the … of ...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nngorner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is Thurs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nngornikk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ursdays, every Thurs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amanngorpat 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next Thursday, this coming Thurs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nngo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is four o'clock, it is 04:00.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nngo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is Thurs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amanngortoq illern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aundy Thursday, the day before Good Fri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rarter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one fourth, one quar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7">
          <table:table-cell table:style-name="ce8" office:value-type="string" calcext:value-type="string">
            <text:p>sisamararterutaa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ukiup) fiscal quarter, three-month period</text:p>
          </table:table-cell>
          <table:table-cell table:style-name="ce29" office:value-type="string" calcext:value-type="string">
            <text:p>ukiup sisamararterutaa </text:p>
          </table:table-cell>
          <table:table-cell table:style-name="ce36" office:value-type="string" calcext:value-type="string">
            <text:p>fiscal quarter, three-month period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amassaane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 something for the fourth time</text:p>
          </table:table-cell>
          <table:table-cell table:style-name="ce29"/>
          <table:table-cell table:style-name="ce35"/>
          <table:table-cell table:style-name="ce20" office:value-type="string" calcext:value-type="string">
            <text:p>sisamariarpoq/luni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amassaan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r the fourth time, the fourth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u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amavilee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 viviparous lizard, common lizard, <text:span text:style-name="T2">Zootoca vivipara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ammerpai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now has four after having gotten thre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ammi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his/her fourth birthday, turns fou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mm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adds it as the fourth o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a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rdens it (steel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x de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13" office:value-type="string" calcext:value-type="string">
            <text:p><text:span text:style-name="T1">sisoornera</text:span>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aputip) snow slide, avalanche</text:p>
          </table:table-cell>
          <table:table-cell table:style-name="ce29"/>
          <table:table-cell table:style-name="ce35"/>
          <table:table-cell table:style-name="ce20" office:value-type="string" calcext:value-type="string">
            <text:p>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lides downward in an uncontrolled manner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ooruss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apummut) is carried down by a snow slide or avalanche</text:p>
          </table:table-cell>
          <table:table-cell table:style-name="ce31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oqq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 large number are out ski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oqq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 good ski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oraa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kis</text:p>
          </table:table-cell>
          <table:table-cell table:style-name="ce29"/>
          <table:table-cell table:style-name="ce35"/>
          <table:table-cell table:style-name="ce20" office:value-type="string" calcext:value-type="string">
            <text:p>sisoraat - one ski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or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re-Lenten carnival in Scandinavi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or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ki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or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kiing</text:p>
          </table:table-cell>
          <table:table-cell table:style-name="ce29"/>
          <table:table-cell table:style-name="ce35"/>
          <table:table-cell table:style-name="ce20" office:value-type="string" calcext:value-type="string">
            <text:p>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or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qamutinik) goes sledding, is out sledd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orart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ki hill, ski area, ski trail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sang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bowlegg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sap naasu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a plantain, <text:span text:style-name="T2">Plantago maritima; 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s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alks with legs spread apar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s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a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s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ly (in a pair of men's pants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sariars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r-tailed godwit, the shore bird <text:span text:style-name="T10">Limosa lapponica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s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a fine beach, the beach is n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sarsu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dock and its attendant faciliti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ser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lays on the bea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singu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pring, coil spring, leaf spr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sinng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quirre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s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nchors at the bea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siug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ock and its attendant faciliti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s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ears it to piec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su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lert, pays attention to every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suertuu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on guard duty, is on wat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suertuuvoq</text:p>
          </table:table-cell>
          <table:table-cell table:style-name="ce20" office:value-type="string" calcext:value-type="string">
            <text:p>oqaluut susaatsoq</text:p>
          </table:table-cell>
          <table:table-cell table:style-name="ce26" office:value-type="string" calcext:value-type="string">
            <text:p>is alert, pays attention to every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sujuits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eqaluk) non-migratory arctic char, arctic char of lakes that do not connect to the ocean</text:p>
          </table:table-cell>
          <table:table-cell table:style-name="ce29" office:value-type="string" calcext:value-type="string">
            <text:p>eqaluk sisujuitsoq </text:p>
          </table:table-cell>
          <table:table-cell table:style-name="ce36" office:value-type="string" calcext:value-type="string">
            <text:p>non-migratory arctic char, arctic char of lakes that do not connect to the ocean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ukk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lides down (for ex. a stocking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ul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is boots are hanging down 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upiloo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ownhill ski event, downhill r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suukalaar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nowboard, plastic sl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s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lides downward, glides downhil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ts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eaks throug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ts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read made from sifted rye and wheat flou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tsiaallisag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that has been impregnated with something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tsiaallis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mpregantes it with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tsia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waterproof (of clothes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tsilias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misture of sifted wheat and rye flou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tsi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penetrated , has leaked throug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tsoq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ulps, regugitates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tsung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lopes speeply downwa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w, prow, fro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aa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ancesto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aav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ags behind him/her, doesn't keep up with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ari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made progr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ariart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akes progress, is making progr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ne ahead, has gone befo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arsarniakkat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(nunat)  developing countries,  developing nations</text:p>
          </table:table-cell>
          <table:table-cell table:style-name="ce29" office:value-type="string" calcext:value-type="string">
            <text:p>nunat siuarsarniakkat </text:p>
          </table:table-cell>
          <table:table-cell table:style-name="ce36" office:value-type="string" calcext:value-type="string">
            <text:p> developing countries,  developing nations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arsimasut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inuiaat) a highly developed society</text:p>
          </table:table-cell>
          <table:table-cell table:style-name="ce29" office:value-type="string" calcext:value-type="string">
            <text:p>inuiaat siuarsimasut </text:p>
          </table:table-cell>
          <table:table-cell table:style-name="ce36" office:value-type="string" calcext:value-type="string">
            <text:p>a highly developed society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art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ains time, runs fast (of a watch or clock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kk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oarsman at the front of the bo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kk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rward (soccer position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e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ncesto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e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redecesso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ule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one who is in the lead, the one at the head of the group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eqqi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ppetizer, first cour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eq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reword, pref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eriillutik ingerla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arch in single fi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ersorneqarlutik 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under the leadership of ….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ers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eads the way, shows the w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ersort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dvisor, coach, guide, guideboo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ersuis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management, managerial staff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iaq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irst name, given name, Christian na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rimes it, gives it a first coat of pai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ittaa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hairman, chairperson, head, directo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ittaasup tulli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vice chairman, assistant directo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itt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eads his/her future, tells his/her fortu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ittuis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rtune teller, soothsayer, prophet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itt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rediction, prophes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i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se coat of pai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le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releg (of a quadruped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l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fir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lerme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 something for the first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lerm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first time, for the first time, fir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lerpaam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irst and foremost, first of all, to begin wi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liarsu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the older generation, the elde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li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first ones, the earliest on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ull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does it first (before doing other things), makes it the first thing he/she do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lliut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ets him/her be in the first group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liu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the first, is in first pl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liu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head, is at the fro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lliu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fast (of a watch or clock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ul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n ear infection, has an ear ach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mi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ilor, seam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mm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listens to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mm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istens, is listen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moo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dvance payment, advance on his/her salar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umoor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gets his lover or fiancee <text:s/>pregnant before they are marri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m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ets and advance on his/her salar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m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uns into him/her, meets him/her on the w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muinn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traight ahead, straight out</text:p>
          </table:table-cell>
          <table:table-cell table:style-name="ce29"/>
          <table:table-cell table:style-name="ce35"/>
          <table:table-cell table:style-name="ce20" office:value-type="string" calcext:value-type="string">
            <text:p>one way (not a return ticket)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muk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eadway, progr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muk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makes progress, makes, headw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mut </text:p>
          </table:table-cell>
          <table:table-cell table:style-name="ce20"/>
          <table:table-cell table:style-name="ce22" office:value-type="string" calcext:value-type="string">
            <text:p>forwa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umut</text:p>
          </table:table-cell>
          <table:table-cell table:style-name="ce20"/>
          <table:table-cell table:style-name="ce22" office:value-type="string" calcext:value-type="string">
            <text:p>(iseqarpoq) is prescient; (saappoq) turns toward the front, has turned a corner in an illness or <text:s/>crisis;</text:p>
          </table:table-cell>
          <table:table-cell table:style-name="ce29" office:value-type="string" calcext:value-type="string">
            <text:p>siumut iseqarpoq // <text:s/>siumut saappoq </text:p>
          </table:table-cell>
          <table:table-cell table:style-name="ce36" office:value-type="string" calcext:value-type="string">
            <text:p>is prescient; / / turns toward the front, has turned a corner in an illness or <text:s/>crisis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m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political party in Greenla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ee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 not know which way to go, is confus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e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front of something, the face of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e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hat is ahead, what is in fro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neqassus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telligence, understand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ersiorpaa (siunersiuivoq)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asks him/her for adv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nersissaanngit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scrutable, impenetrab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ersiutig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asks for advice on it, asks for information about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ers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ears what he/she thinks, asks him/her for adv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ers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understands it, comprehend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nert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oal, purpose, int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unertar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it as his/her goal, it is his/her (subject's) intention, that is his/her (subject's) purpo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ertarineq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hat is intended , what one has the goal of an activit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unertarisamut naleqqut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abable of serving the purpose, useful for its intended purpose, serviceab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ertari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urpose, intended outco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ni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utu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nna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ne of the e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nner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istens, is listen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nne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hat one is steering toward</text:p>
          </table:table-cell>
          <table:table-cell table:style-name="ce29"/>
          <table:table-cell table:style-name="ce35"/>
          <table:table-cell table:style-name="ce20" office:value-type="string" calcext:value-type="string">
            <text:p>literal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ners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advises him/her, suggests a course of action to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nersort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dvisor, cousello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nners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dvice, sugges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nn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hinks that's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user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n ear ache, has an ear infec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sinnerusukk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t an earlier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s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head, is out in front of the others, is further in fro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7">
          <table:table-cell table:style-name="ce8" office:value-type="string" calcext:value-type="string">
            <text:p>sius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poorski) Easter comes early this year</text:p>
          </table:table-cell>
          <table:table-cell table:style-name="ce29" office:value-type="string" calcext:value-type="string">
            <text:p>poorski siusippoq </text:p>
          </table:table-cell>
          <table:table-cell table:style-name="ce36" office:value-type="string" calcext:value-type="string">
            <text:p>Easter comes early this year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ss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od hearing, hears wel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taar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cold ears, his/her (subject's) ears are freez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tequtit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hearing aid</text:p>
          </table:table-cell>
          <table:table-cell table:style-name="ce29"/>
          <table:table-cell table:style-name="ce39"/>
          <table:table-cell table:style-name="ce35" office:value-type="string" calcext:value-type="string">
            <text:p>plural only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tequtit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ear flaps on a h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ter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nail</text:p>
          </table:table-cell>
          <table:table-cell table:style-name="ce29"/>
          <table:table-cell table:style-name="ce35"/>
          <table:table-cell table:style-name="ce20" office:value-type="string" calcext:value-type="string">
            <text:p>also pastry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tinngun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urts someone's ears (of a loud voice, for ex.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tisio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arwig, <text:span text:style-name="T2"> </text:span><text:span text:style-name="T8">the insect </text:span><text:span text:style-name="T11">Forficula auricularia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tit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onke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titooq nimerua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zebr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titoors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u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t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arpoon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u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rings the first share of the catch ho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uu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wspr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iuus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rings a portion of the catch home in advance</text:p>
          </table:table-cell>
          <table:table-cell table:style-name="ce29"/>
          <table:table-cell table:style-name="ce35"/>
          <table:table-cell table:style-name="ce20" office:value-type="string" calcext:value-type="string">
            <text:p>in advance of what? (before the rest is brought home) Maybe the catch is large, or difficult to move. 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veq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of short duration, doesn't last lo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vik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of short duration, doesn't last lo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ving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lope, inclined land form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ving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lopes, inclin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vinnga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teeply sloped, inclines sharp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ivis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asts a long time, goes on for a long time, is chronic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visuna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pends more time at it than anticipated, takes him/her (subject) more time than expected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 correct?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visun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eems to him/her that it is taking a long time, is growing impatient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ivisuna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lengthy, something that takes a long time, something that drags 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visunngitsum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quickly, in short ord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visuum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or a long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vis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kes a long time, is a lengthy process, lasts a long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vitsoriartortillugu 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in the long ru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vits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extends the time of it, delays the conclusion of it, allows it to last long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vits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has been a long time, it is ataking longer than expected</text:p>
          </table:table-cell>
          <table:table-cell table:style-name="ce29"/>
          <table:table-cell table:style-name="ce35"/>
          <table:table-cell table:style-name="ce20" office:value-type="string" calcext:value-type="string">
            <text:p>nuances of many of these not clear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ivitsort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rones on and 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vitsull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inally, long after, much la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vitsunngit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fore long, a short time la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ivits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aret indicating length over vowels in the old Greenlandic orthograph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kakke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hess boar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kakke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game of chess, the playing of chess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kakk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h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kem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esson plan, teacher's course outli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kiim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esson plan, teacher's course outli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koledirektør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chool superindend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koleinspektør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chool principa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k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ho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korpion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corp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krivemaskiin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ypewri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krælling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kraellings, the Norsemen's term for Inuit people;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ku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hoes, a pair of sho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kuut singersortakk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hoes with lac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kåleer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y clink glasses, they say "skål!"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kåleerta!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let's say "skål!"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lisk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amp (for going from one level to another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moking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inner jacket, tuxedo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nescooter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nowmobi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cialist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ciali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cialmedhjælper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cail work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cialrådgiver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cial counselo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davand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op, soda, carbonated drin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f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fa, cou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oq </text:p>
          </table:table-cell>
          <table:table-cell table:style-name="ce20"/>
          <table:table-cell table:style-name="ce22" office:value-type="string" calcext:value-type="string">
            <text:p>why, Why?;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orlikiaq</text:p>
          </table:table-cell>
          <table:table-cell table:style-name="ce20"/>
          <table:table-cell table:style-name="ce22" office:value-type="string" calcext:value-type="string">
            <text:p>of cour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orlu </text:p>
          </table:table-cell>
          <table:table-cell table:style-name="ce20"/>
          <table:table-cell table:style-name="ce22" office:value-type="string" calcext:value-type="string">
            <text:p>for example, just like …</text:p>
          </table:table-cell>
          <table:table-cell table:style-name="ce29"/>
          <table:table-cell table:style-name="ce35"/>
          <table:table-cell table:style-name="ce20" office:value-type="string" calcext:value-type="string">
            <text:p>make I and II and give grammar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orlu imaattoq</text:p>
          </table:table-cell>
          <table:table-cell table:style-name="ce20" office:value-type="string" calcext:value-type="string">
            <text:p><text:s/></text:p>
          </table:table-cell>
          <table:table-cell table:style-name="ce22" office:value-type="string" calcext:value-type="string">
            <text:p>this, for example: …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orlu imaattut</text:p>
          </table:table-cell>
          <table:table-cell table:style-name="ce20" office:value-type="string" calcext:value-type="string">
            <text:p><text:s/></text:p>
          </table:table-cell>
          <table:table-cell table:style-name="ce22" office:value-type="string" calcext:value-type="string">
            <text:p>these, for example: …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orlu oqareersunga </text:p>
          </table:table-cell>
          <table:table-cell table:style-name="ce20"/>
          <table:table-cell table:style-name="ce22" office:value-type="string" calcext:value-type="string">
            <text:p>as I said, as I have already sai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oruna </text:p>
          </table:table-cell>
          <table:table-cell table:style-name="ce20"/>
          <table:table-cell table:style-name="ce22" office:value-type="string" calcext:value-type="string">
            <text:p>of cour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oruna </text:p>
          </table:table-cell>
          <table:table-cell table:style-name="ce20"/>
          <table:table-cell table:style-name="ce22" office:value-type="string" calcext:value-type="string">
            <text:p>(taamaattoq) why is it so?</text:p>
          </table:table-cell>
          <table:table-cell table:style-name="ce29" office:value-type="string" calcext:value-type="string">
            <text:p>sooruna taamaattoq? </text:p>
          </table:table-cell>
          <table:table-cell table:style-name="ce36" office:value-type="string" calcext:value-type="string">
            <text:p>why is it so?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orunami </text:p>
          </table:table-cell>
          <table:table-cell table:style-name="ce20"/>
          <table:table-cell table:style-name="ce22" office:value-type="string" calcext:value-type="string">
            <text:p>naturally, of cour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q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n't anyone, there aren't an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qqal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leen wha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qq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lee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qqart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rrel hoo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qqarta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barrel hoop that is being mad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qquppiuk?</text:p>
          </table:table-cell>
          <table:table-cell table:style-name="ce20"/>
          <table:table-cell table:style-name="ce22" office:value-type="string" calcext:value-type="string">
            <text:p>(qeqertaq) which way did you sail in relation to the island?</text:p>
          </table:table-cell>
          <table:table-cell table:style-name="ce29" office:value-type="string" calcext:value-type="string">
            <text:p>qeqertaq soqquppiuk? </text:p>
          </table:table-cell>
          <table:table-cell table:style-name="ce36" office:value-type="string" calcext:value-type="string">
            <text:p>which way did you sail in relation to the island?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oqqusaall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cts without concern for others, behaves unsympathetically, does cruel and unthinking thing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qqusa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 not care about others, is rash, is unthink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oqul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articipates in a singing and dansing holiday in earlier periods of Greenlandic history</text:p>
          </table:table-cell>
          <table:table-cell table:style-name="ce29"/>
          <table:table-cell table:style-name="ce35"/>
          <table:table-cell table:style-name="ce20" office:value-type="string" calcext:value-type="string">
            <text:p>applies to othe Inuit-Yupik people too? </text:p>
          </table:table-cell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oqunninngil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t (object) is of no consequence to him/her (subject), just doesn't care abou 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quta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doesn't matter, it's of no concern, it isn't importa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qutaanngit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that is of no concer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qut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interested in it, finds it interest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qutigin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interest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qutiginngivi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doesn't care in the slightest about it, is absolutely unconcerned about th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qutigi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of interest, subject of interest</text:p>
          </table:table-cell>
          <table:table-cell table:style-name="ce29"/>
          <table:table-cell table:style-name="ce35"/>
          <table:table-cell table:style-name="ce20" office:value-type="string" calcext:value-type="string">
            <text:p>often possessed? ernima soqutigisai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qutigisaqarfig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interested in it, finds it interesting, has an interest in it</text:p>
          </table:table-cell>
          <table:table-cell table:style-name="ce29"/>
          <table:table-cell table:style-name="ce35"/>
          <table:table-cell table:style-name="ce20" office:value-type="string" calcext:value-type="string">
            <text:p>nuanced difference w/resp to 1448?</text:p>
          </table:table-cell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oqutigitta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n't show respect, doesn’t care about the feelings of others, is inconsiderat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qutigittaassus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isrespect, impoliteness, discourtiousn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qutigittaat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inconsiderate, someone disrespectful, someone impolit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qutigitt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spect, courtiousness, politen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qutigitt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respectful, a considerate person, someone polit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aaju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forever, is unending, is perman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aaqqullugu nalunaarfigaa </text:p>
          </table:table-cell>
          <table:table-cell table:style-name="ce20"/>
          <table:table-cell table:style-name="ce22" office:value-type="string" calcext:value-type="string">
            <text:p>has fired him/her, has let him/her g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a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tired person, retiree, pension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aarnerussutisiat 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pens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aarninng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retired, retir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17" office:value-type="string" calcext:value-type="string">
            <text:p>quits job, resigns. </text:p>
          </table:table-cell>
          <table:table-cell table:style-name="ce29"/>
          <table:table-cell table:style-name="ce35"/>
          <table:table-cell table:style-name="ce20"/>
          <table:table-cell table:number-columns-repeated="1018"/>
        </table:table-row>
        <table:table-row table:style-name="ro3">
          <table:table-cell table:style-name="ce8" office:value-type="string" calcext:value-type="string">
            <text:p>soraarput: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atuartut) school is over</text:p>
          </table:table-cell>
          <table:table-cell table:style-name="ce29" office:value-type="string" calcext:value-type="string">
            <text:p>atuartut soraarput </text:p>
          </table:table-cell>
          <table:table-cell table:style-name="ce36" office:value-type="string" calcext:value-type="string">
            <text:p>school is over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aars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fires him/her, sacks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aarumalluni nalun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iven his/her notice, has quit his/her job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aarummee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inal exam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oraarummeerni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ntends to take final exams, has prepared himself/herself for final exaxm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aarummeerpoq </text:p>
          </table:table-cell>
          <table:table-cell table:style-name="ce20" office:value-type="string" calcext:value-type="string">
            <text:p>oqaluut susaatsoq</text:p>
          </table:table-cell>
          <table:table-cell table:style-name="ce17" office:value-type="string" calcext:value-type="string">
            <text:p>is taking exam</text:p>
          </table:table-cell>
          <table:table-cell table:style-name="ce29"/>
          <table:table-cell table:style-name="ce35"/>
          <table:table-cell table:style-name="ce20"/>
          <table:table-cell table:number-columns-repeated="1018"/>
        </table:table-row>
        <table:table-row table:style-name="ro5">
          <table:table-cell table:style-name="ce8" office:value-type="string" calcext:value-type="string">
            <text:p>soraarummeersimanermut uppernars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ertificate of passage of examinations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raarummeers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gives him/her the exam, adminsters the exam to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raarummeeru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examination practice questions, study questions for exams <text:s/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aar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gives it up, quits doing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al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ephew, nie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la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oot of a pla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la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oseroot stonecrop, <text:span text:style-name="T2">Rhodiola rosea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lak</text:p>
          </table:table-cell>
          <table:table-cell table:style-name="ce20" office:value-type="string" calcext:value-type="string">
            <text:p>taggit</text:p>
          </table:table-cell>
          <table:table-cell table:style-name="ce17" office:value-type="string" calcext:value-type="string">
            <text:p>Greenland Youth Counci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lan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taken root, has set out roo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leq </text:p>
          </table:table-cell>
          <table:table-cell table:style-name="ce20"/>
          <table:table-cell table:style-name="ce22" office:value-type="string" calcext:value-type="string">
            <text:p>which of the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l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ostri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lummig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nor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lunngun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tinks, smells terribl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rorpaa?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Where did he/she hit it? Where did his/her shot hit it? (a game animal);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tten skinny, is emaciat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paluttoruna?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 was that noise? What is that sound from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ra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cts shamelessly, is coarse, is very inconsiderat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or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its the water with a slap, slaps the water</text:p>
          </table:table-cell>
          <table:table-cell table:style-name="ce29"/>
          <table:table-cell table:style-name="ce35"/>
          <table:table-cell table:style-name="ce20" office:value-type="string" calcext:value-type="string">
            <text:p>what does? Could be the sound of an oar hitting the water/or a fish caught in a net/or a rock hitting the water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rsa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lost his/her taste for it, does not think it tastes good any mo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rs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lost his/her taste for it, does not think it tastes good any more</text:p>
          </table:table-cell>
          <table:table-cell table:style-name="ce29"/>
          <table:table-cell table:style-name="ce35"/>
          <table:table-cell table:style-name="ce20" office:value-type="string" calcext:value-type="string">
            <text:p>literal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soq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mrade in arms, fellow soldier, fellow combata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suffig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at war with it, is doing battle against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suf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ttlefield</text:p>
          </table:table-cell>
          <table:table-cell table:style-name="ce29"/>
          <table:table-cell table:style-name="ce35"/>
          <table:table-cell table:style-name="ce20" office:value-type="string" calcext:value-type="string">
            <text:p>2 different things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sukkiart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ne off to w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rsunnat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"Let us not make war", the name of the Greenlandic peace movement</text:p>
          </table:table-cell>
          <table:table-cell table:style-name="ce29"/>
          <table:table-cell table:style-name="ce35"/>
          <table:table-cell table:style-name="ce20" office:value-type="string" calcext:value-type="string">
            <text:p>standard translation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su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sunnermi atortussat 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materiel, war materiel, armaments and suppli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sunnersuaq kingull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cond World War, World War II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sunnersuaq siull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irst World War, World War I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s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at war with it, is doing battle against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rs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come over to scold him/her, has come to yell at him/her for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s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t war, is engaged in w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sutt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the combatants, the parties to a conflic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suu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at war with each o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s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arshi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suutee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urveilance shi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orujui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emoves dirt and impurities from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ruju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irt, gr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oruju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ho is not up to some task, someone insufficiently skilled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? complement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oy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y, soy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paghett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paghetti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pand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ucket used for floor was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parekasse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avings bank, savings and loan associ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pecialarbejder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killed worker, specially trained work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pecialklasse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pecial education cla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pejder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y scout, girl scou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pinat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pini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piral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trauterine device, IU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port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ports, a spor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pritt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lcohol, rubbing alcohol, stove alcohol, denatured alcohol</text:p>
          </table:table-cell>
          <table:table-cell table:style-name="ce29"/>
          <table:table-cell table:style-name="ce35"/>
          <table:table-cell table:style-name="ce20" office:value-type="string" calcext:value-type="string">
            <text:p>also booze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tencil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tencil duplicator, mimeograp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tereomik tusarnaar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tereo set, stere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tewardesse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abin attendant (female), steward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tøvle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oo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tøvl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boots, pair of boo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?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hich part of it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?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 is he/she doing</text:p>
          </table:table-cell>
          <table:table-cell table:style-name="ce29"/>
          <table:table-cell table:style-name="ce35"/>
          <table:table-cell table:style-name="ce20" office:value-type="string" calcext:value-type="string">
            <text:p>suit? suissi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alls out, shouts, yell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aart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alls out repeatedly, keeps calling, is yelling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arut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peak up about, yells it 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aarut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(kunnginngornera) proclaiming him king</text:p>
          </table:table-cell>
          <table:table-cell table:style-name="ce29" office:value-type="string" calcext:value-type="string">
            <text:p>kunnginngornera suaarutigaa </text:p>
          </table:table-cell>
          <table:table-cell table:style-name="ce36" office:value-type="string" calcext:value-type="string">
            <text:p> proclaiming him king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asaaqq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barley, grains of barle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asaarartort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criticizes him/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asarujussu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partially hulled barle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asat </text:p>
          </table:table-cell>
          <table:table-cell table:style-name="ce20" office:value-type="string" calcext:value-type="string">
            <text:p>taggit qasseersiut </text:p>
          </table:table-cell>
          <table:table-cell table:style-name="ce17" office:value-type="string" calcext:value-type="string">
            <text:p>grain</text:p>
          </table:table-cell>
          <table:table-cell table:style-name="ce29"/>
          <table:table-cell table:style-name="ce35"/>
          <table:table-cell table:style-name="ce20"/>
          <table:table-cell table:number-columns-repeated="1018"/>
        </table:table-row>
        <table:table-row table:style-name="ro3">
          <table:table-cell table:style-name="ce8" office:value-type="string" calcext:value-type="string">
            <text:p>suaasat-qaqortut </text:p>
          </table:table-cell>
          <table:table-cell table:style-name="ce20" office:value-type="string" calcext:value-type="string">
            <text:p>taggit qasseersiut </text:p>
          </table:table-cell>
          <table:table-cell table:style-name="ce17" office:value-type="string" calcext:value-type="string">
            <text:p>pudding rice</text:p>
          </table:table-cell>
          <table:table-cell table:style-name="ce29"/>
          <table:table-cell table:style-name="ce35"/>
          <table:table-cell table:style-name="ce20"/>
          <table:table-cell table:number-columns-repeated="1018"/>
        </table:table-row>
        <table:table-row table:style-name="ro3">
          <table:table-cell table:style-name="ce8" office:value-type="string" calcext:value-type="string">
            <text:p>suaasias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barley for making porrid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roe, fish egg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aa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meat soup with vegetables and barley or r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uall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 not get anything as a result, does something without effect, has nothing to show for what he/she di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allappungamitaava!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 don't have anything to show for all that, nothing much came of what I di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alugisassa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at's certainly not too much, I sure didn't get enough of that!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lumm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pecial, especial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a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too much, is bad, is violent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aluttum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much too much, too violently, excessive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mi </text:p>
          </table:table-cell>
          <table:table-cell table:style-name="ce20"/>
          <table:table-cell table:style-name="ce22" office:value-type="string" calcext:value-type="string">
            <text:p>just a little bit, not too mu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mitassa </text:p>
          </table:table-cell>
          <table:table-cell table:style-name="ce20"/>
          <table:table-cell table:style-name="ce22" office:value-type="string" calcext:value-type="string">
            <text:p>that wasn't so mu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nga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trong, is strongly buil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nga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ays something hars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annga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harsh words with him/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anng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/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nngav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ays harsh things to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peaks harshly with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rsu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trivialiti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atigut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eqqorpiuk?) where did your shot hit it?</text:p>
          </table:table-cell>
          <table:table-cell table:style-name="ce29" office:value-type="string" calcext:value-type="string">
            <text:p>: suatigut eqqorpiuk? </text:p>
          </table:table-cell>
          <table:table-cell table:style-name="ce36" office:value-type="string" calcext:value-type="string">
            <text:p>where did your shot hit it?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reeze, draf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is draft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e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none left, is out of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ffar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resh breeze</text:p>
          </table:table-cell>
          <table:table-cell table:style-name="ce29"/>
          <table:table-cell table:style-name="ce35" office:value-type="string" calcext:value-type="string">
            <text:p>Beaufort 5, 17+21 knots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ffaripp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fresh breeze is blow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ffivoq </text:p>
          </table:table-cell>
          <table:table-cell table:style-name="ce20" office:value-type="string" calcext:value-type="string">
            <text:p>oqaluut susaatsoq</text:p>
          </table:table-cell>
          <table:table-cell table:style-name="ce17" office:value-type="string" calcext:value-type="string">
            <text:p>a fish spawns</text:p>
          </table:table-cell>
          <table:table-cell table:style-name="ce29"/>
          <table:table-cell table:style-name="ce35"/>
          <table:table-cell table:style-name="ce20"/>
          <table:table-cell table:number-columns-repeated="1018"/>
        </table:table-row>
        <table:table-row table:style-name="ro5">
          <table:table-cell table:style-name="ce8" office:value-type="string" calcext:value-type="string">
            <text:p>sugaajuk?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ow are you related to him/her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gii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related, are relativ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gi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lative, family memb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gisarii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related, are relativ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guppit?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 would you like to eat? what would you like to drink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ialaanng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uff of air, puff of wi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iall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 breeze is just noticeable, there is a preceptible puff of ai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iikkut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astime, osmething done to pass the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iikkut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ife, housewif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ikk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firm, is closely pack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ilaaq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asses the time with something, does something to pass the tim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ilaaq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astime, entertain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ilaar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asses the time with something, does something to pass the tim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ilat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little to eat, is suffering priv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inn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mells of fox, there is a foxy smel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isu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little to eat, is suffering priv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it?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 are you up to? what are you doing? what's the matter with you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al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a good athlete, is an accomplished play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anga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tretched tight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anga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tric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ann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stric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annersum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trictly, with a iron ha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anngavig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harsh words with him/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ap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ulls it taut, puts tension on it, tighten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pulled tight, is made ta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k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lumn, pillar, post (part of a structure that supports the upper portions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ar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irdle, garte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a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orks out to build streng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kasimaa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exerts himself/herself, expends a great deal of energy on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asimaa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/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ukass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cute accent on a vowel indicating length of the following consonant in the older Greenlandic orthograph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ukassutaa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ilde on a vowel indicating length of the vowel and length of the following consonant in the older Greenlandic orthograph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kat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uses all his/her might, exerts all his/her streng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ater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ulls something taut, puts something under tens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at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tunes a stinged instru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att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is no more line to pay out, there is no slack lef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kav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crazy about something, wants to do some particular thing all the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av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wildly in love with her</text:p>
          </table:table-cell>
          <table:table-cell table:style-name="ce29"/>
          <table:table-cell table:style-name="ce35"/>
          <table:table-cell table:style-name="ce20" office:value-type="string" calcext:value-type="string">
            <text:p>sex specific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isaars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done to pass the time, pas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isaarsarpoq</text:p>
          </table:table-cell>
          <table:table-cell table:style-name="ce20" office:value-type="string" calcext:value-type="string">
            <text:p>oqaluut</text:p>
          </table:table-cell>
          <table:table-cell table:style-name="ce22" office:value-type="string" calcext:value-type="string">
            <text:p>does something to pass the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kaa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moving slowl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kali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moving very fast, is going at a fast cli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kkaniu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ace, speed conte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kkaniunneq: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qimussimik) dogsled race</text:p>
          </table:table-cell>
          <table:table-cell table:style-name="ce29" office:value-type="string" calcext:value-type="string">
            <text:p>qimussimik sukkaniunneq </text:p>
          </table:table-cell>
          <table:table-cell table:style-name="ce36" office:value-type="string" calcext:value-type="string">
            <text:p> dogsled race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kkaniupput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re racing, are competing in a speed conte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kas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speedy, something moving fa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asuul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peed bo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katsikkiart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ccelerates, puts on spe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kats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ccelerated, has put on spe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k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going fast, is moving fast, is speeding alo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ets a splin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i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plin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o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iabet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diabet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u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ugar cube, cube of sug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ua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iece of hard cand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ul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hocolat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kkulaat qallers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in slice of choclate used as a topping on open faced <text:s/>sandwich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kulerneq aj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n't take sugar in his/her coffee or te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kulert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kes sugar in his/her coffee or te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ut</text:p>
          </table:table-cell>
          <table:table-cell table:style-name="ce20"/>
          <table:table-cell table:style-name="ce22" office:value-type="string" calcext:value-type="string">
            <text:p>which way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ut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ug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ut-manngert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hard cand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kut-qaqort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refined sug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ors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young man, lad, bo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ui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xplanation, interpret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ui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expalins it, interpret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kujuit </text:p>
          </table:table-cell>
          <table:table-cell table:style-name="ce20" office:value-type="string" calcext:value-type="string">
            <text:p>taggit qasseersiut </text:p>
          </table:table-cell>
          <table:table-cell table:style-name="ce17" office:value-type="string" calcext:value-type="string">
            <text:p>useless knickknacks</text:p>
          </table:table-cell>
          <table:table-cell table:style-name="ce29"/>
          <table:table-cell table:style-name="ce35"/>
          <table:table-cell table:style-name="ce20"/>
          <table:table-cell table:number-columns-repeated="1018"/>
        </table:table-row>
        <table:table-row table:style-name="ro3">
          <table:table-cell table:style-name="ce8" office:value-type="string" calcext:value-type="string">
            <text:p>sukull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kes a chew of tobacco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ul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heew of tobacco in the mou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ul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 chew of tobacco in his/her <text:s/>mou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ului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cleans it, cleans it u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ulu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debris, dirt, gr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ulupoo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curv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ulup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scurvy, is scorbutic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uluu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hewing tobacc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kum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gives an exhaustive account of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uuts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ice-skating, ice-skat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kuuts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kates, ice skat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eqaanuna!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 were you thinking of? How could you have such a thought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eq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-worker, colleague, collaborato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eqata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ooperation, collabor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eqataa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cooperates, colaborat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eqatigi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working group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eru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orks hard at it, puts a lot of effort into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 </text:p>
          </table:table-cell>
          <table:table-cell table:style-name="ce20" office:value-type="string" calcext:value-type="string">
            <text:p>oqaaseeraq</text:p>
          </table:table-cell>
          <table:table-cell table:style-name="ce22" office:value-type="string" calcext:value-type="string">
            <text:p>still, ye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ork, occupa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7">
          <table:table-cell table:style-name="ce8" office:value-type="string" calcext:value-type="string">
            <text:p>suli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naammassisaq) concentrated effort toward a goal</text:p>
          </table:table-cell>
          <table:table-cell table:style-name="ce29" office:value-type="string" calcext:value-type="string">
            <text:p>suliaq naammassisaq </text:p>
          </table:table-cell>
          <table:table-cell table:style-name="ce36" office:value-type="string" calcext:value-type="string">
            <text:p>concentrated effort toward a goal</text:p>
          </table:table-cell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uliaq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ype of work that a person or business does, kind of work in which a person or a business is specialized, specialization, working are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iaq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engaged in a task, is occupied with a particular job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iar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works on it, does something with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areqq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evises it, reworks it, rewrites it</text:p>
          </table:table-cell>
          <table:table-cell table:style-name="ce29"/>
          <table:table-cell table:style-name="ce35"/>
          <table:table-cell table:style-name="ce20" office:value-type="string" calcext:value-type="string">
            <text:p>texts only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arinialerp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starts work on it, starts dealing with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ariumannittussarsiu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dvertisement for bids to do a job or deliver good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arto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to work, goes off to his/her job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arto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goes off somewhere (to relieve himself/herself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ias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ork that needs to be done, work that has not yet been done, task, assign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assaq nukinginn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job that has to be done very quickly, emegency wor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iassers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requires too much work of him/her, overburdens him/her with wor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uliass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gives him/her something to work on, assigns work to him/her, gives him/her an assign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ffeqanngi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unemploy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ffeqarfeq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mployment marke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ffeq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stitu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ffeqarfik imminut ingerlatit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dependent institu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ffi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orkplace, place of employ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f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orking hour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ffinnik misissuisart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oversight of workplace conditions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, cf 1723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iffissaaleq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unemployment, insufficiency of employment possibiliti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iffissaarut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ho is unemployed, someone who is jobl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10" office:value-type="string" calcext:value-type="string">
            <text:p>Suliffissaqartitsiniarnermut Pisortaq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Danish Labor Department</text:p>
          </table:table-cell>
          <table:table-cell table:style-name="ce29"/>
          <table:table-cell table:style-name="ce35"/>
          <table:table-cell table:style-name="ce20" office:value-type="string" calcext:value-type="string">
            <text:p>proper English designation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ffissars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looking for work, is on the job marke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ffissarsio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job seeker, applicant for a job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ffissarsiuussif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mployment agenc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ffiss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actory, pla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ffiss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aalisakkanik) fish processing plant</text:p>
          </table:table-cell>
          <table:table-cell table:style-name="ce29" office:value-type="string" calcext:value-type="string">
            <text:p>aalisakkanik suliffissuaq </text:p>
          </table:table-cell>
          <table:table-cell table:style-name="ce36" office:value-type="string" calcext:value-type="string">
            <text:p>fish processing plant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ffiup sivisussusi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ength of the working 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ikkuloqaat!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 in the world were you thinking of? How could you have imagined such a thing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ork, occupation, job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nngiffeqarluni angal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vacation tri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nngiffeq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vacation, work <text:s/>holid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nngif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vacation time, leisure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nngif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aasaanerani) summer vacation</text:p>
          </table:table-cell>
          <table:table-cell table:style-name="ce29" office:value-type="string" calcext:value-type="string">
            <text:p>aasaanerani sulinngiffik </text:p>
          </table:table-cell>
          <table:table-cell table:style-name="ce36" office:value-type="string" calcext:value-type="string">
            <text:p>summer vacation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nngikkall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emporary period without duties, leave of absen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ulinn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t is obvious that he/she has been working, you can see that he/she has been at work</text:p>
          </table:table-cell>
          <table:table-cell table:style-name="ce29"/>
          <table:table-cell table:style-name="ce35"/>
          <table:table-cell table:style-name="ce20" office:value-type="string" calcext:value-type="string">
            <text:p>by the way he/she looks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s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killed worker, trained work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isartuinn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unskilled worker, worker who hasn't been trained for the job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sitaqarumajunna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ork lockout, lock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sitsi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mploy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sitsiumajunna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ork lockout, lockou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sori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persone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ss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works for him/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ssuss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rvices prvided by a business or an individual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ssuti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works on it, that is his/her work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s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personel, employe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umajunna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abor strike, strike, job action, work act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iumat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one who is eager to work, someone industrious, someone hardwork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iumatussus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ork ethic, desire to wor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una</text:p>
          </table:table-cell>
          <table:table-cell table:style-name="ce20"/>
          <table:table-cell table:style-name="ce22" office:value-type="string" calcext:value-type="string">
            <text:p>(allattoq) Just imagine, he/she is still writing </text:p>
          </table:table-cell>
          <table:table-cell table:style-name="ce29" office:value-type="string" calcext:value-type="string">
            <text:p>: suliuna allattoq </text:p>
          </table:table-cell>
          <table:table-cell table:style-name="ce36" office:value-type="string" calcext:value-type="string">
            <text:p>Just imagine, he/she is still writing </text:p>
          </table:table-cell>
          <table:table-cell table:style-name="ce20" office:value-type="string" calcext:value-type="string">
            <text:p>better example?</text:p>
          </table:table-cell>
          <table:table-cell table:style-name="ce17"/>
          <table:table-cell table:number-columns-repeated="1017"/>
        </table:table-row>
        <table:table-row table:style-name="ro7">
          <table:table-cell table:style-name="ce8" office:value-type="string" calcext:value-type="string">
            <text:p>suliunnaar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unnukkut) gets off work, is done working for the day</text:p>
          </table:table-cell>
          <table:table-cell table:style-name="ce29" office:value-type="string" calcext:value-type="string">
            <text:p>unnukkut suliunnaarpoq </text:p>
          </table:table-cell>
          <table:table-cell table:style-name="ce36" office:value-type="string" calcext:value-type="string">
            <text:p>gets off work, is done working for the day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working, is at work, is working on something</text:p>
          </table:table-cell>
          <table:table-cell table:style-name="ce32" office:value-type="string" calcext:value-type="string">
            <text:p>unnuaarulluni sulivoq</text:p>
          </table:table-cell>
          <table:table-cell table:style-name="ce32" office:value-type="string" calcext:value-type="string">
            <text:p>works at night as well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a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now that has blown 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snow has blown 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now that has blown i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lart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soorluuna) has a sudden outburst, blows his/her stack</text:p>
          </table:table-cell>
          <table:table-cell table:style-name="ce29" office:value-type="string" calcext:value-type="string">
            <text:p>soorluuna sullartoq </text:p>
          </table:table-cell>
          <table:table-cell table:style-name="ce36" office:value-type="string" calcext:value-type="string">
            <text:p>has a sudden outburst, blows his/her stack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latsaal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rotects it, keeps it from getting damaged, takes care of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le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 his/her job diligently, is a diligent work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insec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inertuumasu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insectavo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i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works for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lis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evotes himself/herself to the wor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is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work clothes, overall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liss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services that a business or individual provid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it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ustomer, cli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li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orkplace, place of employmet</text:p>
          </table:table-cell>
          <table:table-cell table:style-name="ce29"/>
          <table:table-cell table:style-name="ce35"/>
          <table:table-cell table:style-name="ce20" office:value-type="string" calcext:value-type="string">
            <text:p>not time, too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livinnik Nakkutilliisoqarfik </text:p>
          </table:table-cell>
          <table:table-cell table:style-name="ce20" office:value-type="string" calcext:value-type="string">
            <text:p>taggit</text:p>
          </table:table-cell>
          <table:table-cell table:style-name="ce27" office:value-type="string" calcext:value-type="string">
            <text:p>Greenland Working Environment Authority</text:p>
          </table:table-cell>
          <table:table-cell table:style-name="ce29"/>
          <table:table-cell table:style-name="ce35"/>
          <table:table-cell table:style-name="ce20" office:value-type="string" calcext:value-type="string">
            <text:p>parallel to Danish organization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l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ole, cavity (in tooth), rec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o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unne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ullors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trait in Qaasuitsoq Municipality separating Nuussuaq Peninsula and Qerqertarsuaq Isla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orto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mboo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u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lows into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uart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ind instrum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llu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finds it insufficient, doesn't think it is enough, thinks there is not enough of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luitsoq </text:p>
          </table:table-cell>
          <table:table-cell table:style-name="ce20" office:value-type="string" calcext:value-type="string">
            <text:p>taggit</text:p>
          </table:table-cell>
          <table:table-cell table:style-name="ce28" office:value-type="string" calcext:value-type="string">
            <text:p>badderlocks, the edible seaweed Alaria esculent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ul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ipe, tub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lulili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(nunap iluatigut) tunnel</text:p>
          </table:table-cell>
          <table:table-cell table:style-name="ce29" office:value-type="string" calcext:value-type="string">
            <text:p>nunap iluatigut sulluliliaq </text:p>
          </table:table-cell>
          <table:table-cell table:style-name="ce36" office:value-type="string" calcext:value-type="string">
            <text:p> tunnel 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lun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too small, is too little, is insuffici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3">
          <table:table-cell table:style-name="ce8" office:value-type="string" calcext:value-type="string">
            <text:p>sulluni</text:p>
          </table:table-cell>
          <table:table-cell table:style-name="ce20"/>
          <table:table-cell table:style-name="ce22" office:value-type="string" calcext:value-type="string">
            <text:p>(ajussava) It will surely work out, (lit: How will it turn out badly?); (oqassava) He/she will definitely not say anything (lit: what will he/she say?);</text:p>
          </table:table-cell>
          <table:table-cell table:style-name="ce29" office:value-type="string" calcext:value-type="string">
            <text:p>sulluni ajussava // sulluni oqassava </text:p>
          </table:table-cell>
          <table:table-cell table:style-name="ce36" office:value-type="string" calcext:value-type="string">
            <text:p>It will surely work out, (lit: How will it turn out badly?) //He/she will definitely not say anything (lit: what will he/she say?)(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lunngutit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 pain in a bone or a toot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lunngu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a bone or tooth hur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ullu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inks that he/she has not gotten enough, complains that he/she has gotten too little, thinks he/she has not gotten his/her fair share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o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got a piece of sugar caught in his/her thro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o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thong of a whi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or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dmint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orart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dminton play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orartartut arsaar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adminton shuttlecoc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ugis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flaps its wing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u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u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quill pe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uppaagaasanng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oldfis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uppaag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various reddish rockfish of the family <text:span text:style-name="T2">Sebastidae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uppalu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und of air rushing over wing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upp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hale bo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ussug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tiff dorsal fin (as found on a swordfish, for ex.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uunn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aper cone (Christmas decoration, for ex.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uunn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eom. co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luus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wing of a harpoon dar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luusaq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otor blade (of a helicopter, for ex.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i </text:p>
          </table:table-cell>
          <table:table-cell table:style-name="ce20"/>
          <table:table-cell table:style-name="ce22" office:value-type="string" calcext:value-type="string">
            <text:p>where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9">
          <table:table-cell table:style-name="ce10" office:value-type="string" calcext:value-type="string">
            <text:p>sumi inunngorsimaneq tunngavigalugu akissaasersui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irthplace criterion (law in place from 1964 to 1991 that specified that native Greenlanders employed by the state received lower wages than people from ouside Greenland.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i tamaani </text:p>
          </table:table-cell>
          <table:table-cell table:style-name="ce20"/>
          <table:table-cell table:style-name="ce22" office:value-type="string" calcext:value-type="string">
            <text:p>everywhere, all ov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miginna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ailure to do one's duty, avoidance of work, neglect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miginna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avoids it (something subject should do), neglect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miiffilerut </text:p>
          </table:table-cell>
          <table:table-cell table:style-name="ce20" office:value-type="string" calcext:value-type="string">
            <text:p>t king </text:p>
          </table:table-cell>
          <table:table-cell table:style-name="ce22" office:value-type="string" calcext:value-type="string">
            <text:p>gram. locative cas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iippa?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ere is he/she/it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miissus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ocation, position, whereabout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miissusersi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etermines his/her position</text:p>
          </table:table-cell>
          <table:table-cell table:style-name="ce29"/>
          <table:table-cell table:style-name="ce35"/>
          <table:table-cell table:style-name="ce20" office:value-type="string" calcext:value-type="string">
            <text:p>works out position with sextant? gps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ik </text:p>
          </table:table-cell>
          <table:table-cell table:style-name="ce20"/>
          <table:table-cell table:style-name="ce22" office:value-type="string" calcext:value-type="string">
            <text:p>what? what thing?</text:p>
          </table:table-cell>
          <table:table-cell table:style-name="ce29"/>
          <table:table-cell table:style-name="ce35"/>
          <table:table-cell table:style-name="ce20" office:value-type="string" calcext:value-type="string">
            <text:p>grammar case forms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mik </text:p>
          </table:table-cell>
          <table:table-cell table:style-name="ce20"/>
          <table:table-cell table:style-name="ce22" office:value-type="string" calcext:value-type="string">
            <text:p>(isumajunnaarpoq) has stopped worrying; (isumaqanngitsoq) someone who doesn't suspect anything;</text:p>
          </table:table-cell>
          <table:table-cell table:style-name="ce29" office:value-type="string" calcext:value-type="string">
            <text:p>sumik isumajunnaarpoq // sumik isumaqanngitsoq </text:p>
          </table:table-cell>
          <table:table-cell table:number-columns-repeated="2" table:style-name="ce20" office:value-type="string" calcext:value-type="string">
            <text:p>has stopped worrying//someone who doesn't suspect anything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milluunniit</text:p>
          </table:table-cell>
          <table:table-cell table:style-name="ce20"/>
          <table:table-cell table:style-name="ce22" office:value-type="string" calcext:value-type="string">
            <text:p>with anything, anything at al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milluunniit</text:p>
          </table:table-cell>
          <table:table-cell table:style-name="ce20"/>
          <table:table-cell table:style-name="ce22" office:value-type="string" calcext:value-type="string">
            <text:p>from wherever, from anywhe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iluunniit </text:p>
          </table:table-cell>
          <table:table-cell table:style-name="ce20"/>
          <table:table-cell table:style-name="ce22" office:value-type="string" calcext:value-type="string">
            <text:p>anywhere, wherev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ininnguamik </text:p>
          </table:table-cell>
          <table:table-cell table:style-name="ce20"/>
          <table:table-cell table:style-name="ce22" office:value-type="string" calcext:value-type="string">
            <text:p>the tiniest b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iorpalu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gional dialec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miuuit? </text:p>
          </table:table-cell>
          <table:table-cell table:style-name="ce20"/>
          <table:table-cell table:style-name="ce22" office:value-type="string" calcext:value-type="string">
            <text:p>where are you from, where do you come from?</text:p>
          </table:table-cell>
          <table:table-cell table:style-name="ce29"/>
          <table:table-cell table:style-name="ce17" office:value-type="string" calcext:value-type="string">
            <text:p>which part of the country are you from?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sumorsuaq</text:p>
          </table:table-cell>
          <table:table-cell table:style-name="ce20"/>
          <table:table-cell table:style-name="ce22" office:value-type="string" calcext:value-type="string">
            <text:p>for a long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orsuaq</text:p>
          </table:table-cell>
          <table:table-cell table:style-name="ce20"/>
          <table:table-cell table:style-name="ce22" office:value-type="string" calcext:value-type="string">
            <text:p>far away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ulluunniit </text:p>
          </table:table-cell>
          <table:table-cell table:style-name="ce20"/>
          <table:table-cell table:style-name="ce22" office:value-type="string" calcext:value-type="string">
            <text:p>to wherever, to anywher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unnarpit? </text:p>
          </table:table-cell>
          <table:table-cell table:style-name="ce20"/>
          <table:table-cell table:style-name="ce22" office:value-type="string" calcext:value-type="string">
            <text:p>Where are you going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ut </text:p>
          </table:table-cell>
          <table:table-cell table:style-name="ce20"/>
          <table:table-cell table:style-name="ce22" office:value-type="string" calcext:value-type="string">
            <text:p>where to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ut piva? </text:p>
          </table:table-cell>
          <table:table-cell table:style-name="ce20"/>
          <table:table-cell table:style-name="ce22" office:value-type="string" calcext:value-type="string">
            <text:p>where did he/she go?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mut tamaanga </text:p>
          </table:table-cell>
          <table:table-cell table:style-name="ce20"/>
          <table:table-cell table:style-name="ce22" office:value-type="string" calcext:value-type="string">
            <text:p>in all directions, all aroun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a </text:p>
          </table:table-cell>
          <table:table-cell table:style-name="ce20"/>
          <table:table-cell table:style-name="ce22" office:value-type="string" calcext:value-type="string">
            <text:p>what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5">
          <table:table-cell table:style-name="ce8" office:value-type="string" calcext:value-type="string">
            <text:p>suna: </text:p>
          </table:table-cell>
          <table:table-cell table:style-name="ce20"/>
          <table:table-cell table:style-name="ce22" office:value-type="string" calcext:value-type="string">
            <text:p>(pineqarpa?) what is it all about?, what applies to the case?; (pivaa?) What does he/she mean? What's he/she <text:s/>talking about?, What, is he/she aiming at?;</text:p>
          </table:table-cell>
          <table:table-cell table:style-name="ce29" office:value-type="string" calcext:value-type="string">
            <text:p>suna pineqarpa? // <text:s/>suna pivaa? </text:p>
          </table:table-cell>
          <table:table-cell table:style-name="ce36" office:value-type="string" calcext:value-type="string">
            <text:p>what is it all about?, what applies to the case? / / What does he/she mean? What's he/she <text:s/>talking about?, What, is he/she aiming at?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naaffa! </text:p>
          </table:table-cell>
          <table:table-cell table:style-name="ce20"/>
          <table:table-cell table:style-name="ce22" office:value-type="string" calcext:value-type="string">
            <text:p>Just think! It turns out that …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aana? </text:p>
          </table:table-cell>
          <table:table-cell table:style-name="ce20"/>
          <table:table-cell table:style-name="ce22" office:value-type="string" calcext:value-type="string">
            <text:p>what is this? what's that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naluunniit </text:p>
          </table:table-cell>
          <table:table-cell table:style-name="ce20"/>
          <table:table-cell table:style-name="ce22" office:value-type="string" calcext:value-type="string">
            <text:p>anything at all, whatev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2">
          <table:table-cell table:style-name="ce8" office:value-type="string" calcext:value-type="string">
            <text:p>sunatoq</text:p>
          </table:table-cell>
          <table:table-cell table:style-name="ce20"/>
          <table:table-cell table:style-name="ce22" office:value-type="string" calcext:value-type="string">
            <text:p>(una) I wish I knew what this is, What do you suppose this is?</text:p>
          </table:table-cell>
          <table:table-cell table:style-name="ce29" office:value-type="string" calcext:value-type="string">
            <text:p>: una sunatoq? </text:p>
          </table:table-cell>
          <table:table-cell table:style-name="ce36" office:value-type="string" calcext:value-type="string">
            <text:p>I wish I knew what this is, What do you suppose this is?</text:p>
          </table:table-cell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dhedsmedhjælper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health care assista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gaaq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yellow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ga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yellow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ngaartorsu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rctic poppy, yellow poppy, <text:span text:style-name="T2">Papaver radicatum;</text:span></text:p>
            <text:p/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ngaartuar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Lapland buttercup, <text:span text:style-name="T2">Ranunculus lapponicus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g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all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garn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stes bitt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ngarnitsussa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hops, the hop plant, <text:span text:style-name="T2">Humulus lupulus;</text:span>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garpallan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jaund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garpalla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jaundiced, has jaundi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ngarpal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yellowish, has a yellow cas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ngi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gotten used to it, has become comfortable, has come to tolerate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giusaa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rainer, coach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gius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ractice, train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ngiusaga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training, rehabilitation, getting back in shap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ungiusarfi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ym, gymnasium, weight room, track, or other or other venue where physical training takes pla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ngiusarfik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habilitation hospital, nursing ho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giu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ractices, train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giusima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s used to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giussisima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outi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ungiussisima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one who is practiced at something, someone for whom something is routine, someone who has develped skill with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ngorsiu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rnica, members of the genus Arnica in the sunflower family;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nn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an influence on him/her, has an effect on him/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nnert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a influenced, <text:s/>allows himself/herself to be influenced</text:p>
          </table:table-cell>
          <table:table-cell table:style-name="ce29"/>
          <table:table-cell table:style-name="ce35"/>
          <table:table-cell table:style-name="ce20" office:value-type="string" calcext:value-type="string">
            <text:p>add sunnersuut?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ngap ujaratta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all ston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ngif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free time, leisure ti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ngil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done nothing with it</text:p>
          </table:table-cell>
          <table:table-cell table:style-name="ce29"/>
          <table:table-cell table:style-name="ce35"/>
          <table:table-cell table:style-name="ce20" office:value-type="string" calcext:value-type="string">
            <text:p>needs clarification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nngil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not given him/her anything, has not given him/her a prese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ngila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n't doing any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nngila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not caught anything, has brought home no gam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nngo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ruise, contusion, black and blue mark, hematom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nngorniarpit?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 do you want to be? What are you studying to be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nguit tamaasa </text:p>
          </table:table-cell>
          <table:table-cell table:style-name="ce20"/>
          <table:table-cell table:style-name="ce22" office:value-type="string" calcext:value-type="string">
            <text:p>every single 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nni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n effect on someone or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nni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begun to take effect, has started to work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ni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effect, influenc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nniuteqarluart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mething effective, someone of great influence, an influential pers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nniuteqarn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the fact of having influence</text:p>
          </table:table-cell>
          <table:table-cell table:style-name="ce29"/>
          <table:table-cell table:style-name="ce35"/>
          <table:table-cell table:style-name="ce20" office:value-type="string" calcext:value-type="string">
            <text:p>trying to get at the difference with resp to sunniut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oorse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akes a pinch of snuff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oorsit </text:p>
          </table:table-cell>
          <table:table-cell table:style-name="ce20" office:value-type="string" calcext:value-type="string">
            <text:p>taggit qasseersiut </text:p>
          </table:table-cell>
          <table:table-cell table:style-name="ce22" office:value-type="string" calcext:value-type="string">
            <text:p>snuff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noorsiv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nuff box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piss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ins (to control a hors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p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lows on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p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lows it up, inflates i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piv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lays it (a wind instrument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pi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broken up (of a river when the ide breaks up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piv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drawing well (of a fireplace)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 grammar Is thisimpersonal?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poo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blows on it (a fir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pooru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ellows (fireplace tool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ppa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oup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ppit?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 have you caught? What game have you killed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ppori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drawing well (of a fireplace)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ppup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washes it away, flushes it dow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pputaa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button accordion, concertin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pputaas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plays the accord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aa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not gotten anything, has not caught any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usaasalik</text:p>
          </table:table-cell>
          <table:table-cell table:style-name="ce20" office:value-type="string" calcext:value-type="string">
            <text:p>taggit</text:p>
          </table:table-cell>
          <table:table-cell table:style-name="ce24" office:value-type="string" calcext:value-type="string">
            <text:p>gram. semi-transitive verb,</text:p>
          </table:table-cell>
          <table:table-cell table:style-name="ce29" office:value-type="string" calcext:value-type="string">
            <text:p>oqaluut susaasalik </text:p>
          </table:table-cell>
          <table:table-cell table:style-name="ce36" office:value-type="string" calcext:value-type="string">
            <text:p>gram. semi-transitive verb, a (eg. <text:span text:style-name="T9">tigusivoq</text:span><text:span text:style-name="T12"> take something) </text:span>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16">
          <table:table-cell table:style-name="ce8" office:value-type="string" calcext:value-type="string">
            <text:p>susalik: </text:p>
          </table:table-cell>
          <table:table-cell table:style-name="ce20" office:value-type="string" calcext:value-type="string">
            <text:p>taggit</text:p>
          </table:table-cell>
          <table:table-cell table:style-name="ce24" office:value-type="string" calcext:value-type="string">
            <text:p>gram. a transitive verb, a verb that agrees with both subject and object that has the object stage, a transitive verb</text:p>
          </table:table-cell>
          <table:table-cell table:style-name="ce29" office:value-type="string" calcext:value-type="string">
            <text:p>oqaluut susalik </text:p>
          </table:table-cell>
          <table:table-cell table:style-name="ce36" office:value-type="string" calcext:value-type="string">
            <text:p>gram. a transitive verb, a verb that agrees with both subject and object that has the object stage, a transitive verb (eg. <text:span text:style-name="T9">nerivaa </text:span><text:span text:style-name="T12">eat it) grams</text:span>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ram. direct objec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usaqanngitsoq</text:p>
          </table:table-cell>
          <table:table-cell table:style-name="ce20" office:value-type="string" calcext:value-type="string">
            <text:p>taggit</text:p>
          </table:table-cell>
          <table:table-cell table:style-name="ce24" office:value-type="string" calcext:value-type="string">
            <text:p>gram. intransitive verb</text:p>
          </table:table-cell>
          <table:table-cell table:style-name="ce29" office:value-type="string" calcext:value-type="string">
            <text:p>oqaluut susaqanngitsoq </text:p>
          </table:table-cell>
          <table:table-cell table:style-name="ce36" office:value-type="string" calcext:value-type="string">
            <text:p>gram. intransitive verb (eg. <text:span text:style-name="T9">sinippoq</text:span><text:span text:style-name="T12"> sleep) </text:span>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assaqanngila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(maani) has nothing to do here</text:p>
          </table:table-cell>
          <table:table-cell table:style-name="ce29" office:value-type="string" calcext:value-type="string">
            <text:p>maani susassaqanngilaq </text:p>
          </table:table-cell>
          <table:table-cell table:style-name="ce36" office:value-type="string" calcext:value-type="string">
            <text:p>has nothing to do here</text:p>
          </table:table-cell>
          <table:table-cell table:style-name="ce20" office:value-type="string" calcext:value-type="string">
            <text:p>also impersonal, there is nothing to do here?</text:p>
          </table:table-cell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usassaqanngit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erson who does not belong to some group, e.g. someone who has not been invited, womone withut certain credential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assaqanngitsunik isertoqass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outsiders will not be admitte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siv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buys some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10">
          <table:table-cell table:style-name="ce8" office:value-type="string" calcext:value-type="string">
            <text:p>suso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gram. subject: the absolutive case term of an intransitive verb and the relative case term of a transitive verb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oruna?</text:p>
          </table:table-cell>
          <table:table-cell table:style-name="ce20"/>
          <table:table-cell table:style-name="ce22" office:value-type="string" calcext:value-type="string">
            <text:p>what is the matter with him/her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oruna?</text:p>
          </table:table-cell>
          <table:table-cell table:style-name="ce20"/>
          <table:table-cell table:style-name="ce22" office:value-type="string" calcext:value-type="string">
            <text:p>what is he/she doing? what is that he/she is making?</text:p>
          </table:table-cell>
          <table:table-cell table:style-name="ce29"/>
          <table:table-cell table:style-name="ce35"/>
          <table:table-cell table:style-name="ce20" office:value-type="string" calcext:value-type="string">
            <text:p>check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ssa </text:p>
          </table:table-cell>
          <table:table-cell table:style-name="ce20"/>
          <table:table-cell table:style-name="ce22" office:value-type="string" calcext:value-type="string">
            <text:p>that doesn't matter, never mind that, we don't care about th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ssa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n't work, isn't any good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ssaa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there aren't any more, there isn't any more, we ran out of that, we ran out of the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sakke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has lost interest in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saq? </text:p>
          </table:table-cell>
          <table:table-cell table:style-name="ce20"/>
          <table:table-cell table:style-name="ce22" office:value-type="string" calcext:value-type="string">
            <text:p>what is it good for? what can it be used for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sarinngila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doesn't care much about him/her/it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ssarinngivippara 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I couldn't care less about him/her, to heck with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ssasoq </text:p>
          </table:table-cell>
          <table:table-cell table:style-name="ce20"/>
          <table:table-cell table:style-name="ce22" office:value-type="string" calcext:value-type="string">
            <text:p>to heck with that, that doesn't matter, that'doesn't mean a 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unneq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no taste, is flavorles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unnippoq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has a funny taste,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utinuna?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's the matter with you? what's wrong with you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sutinuna?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 is that you're making? what are you doing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tannguerup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doesn't have anything left, is bereft of everything, has lost every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torniartarf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staurant, snack shop, etc.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torniartarfiutilik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restaurant owner, restaurateu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torpo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eating something or another, is drinking something or anoth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tuuppat?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 are they all eating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u </text:p>
          </table:table-cell>
          <table:table-cell table:style-name="ce20" office:value-type="string" calcext:value-type="string">
            <text:p>oqaaseeraq</text:p>
          </table:table-cell>
          <table:table-cell table:style-name="ce22" office:value-type="string" calcext:value-type="string">
            <text:p>y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ua?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what is he/she? what is that?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ua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 perfectly healthy, there's nothing wrong with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ug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rrowhead, spear poin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uki </text:p>
          </table:table-cell>
          <table:table-cell table:style-name="ce20"/>
          <table:table-cell table:style-name="ce22" office:value-type="string" calcext:value-type="string">
            <text:p>that doesn't matter, never mind that, we don't care about th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8">
          <table:table-cell table:style-name="ce8" office:value-type="string" calcext:value-type="string">
            <text:p>suukiartassa </text:p>
          </table:table-cell>
          <table:table-cell table:style-name="ce20"/>
          <table:table-cell table:style-name="ce22" office:value-type="string" calcext:value-type="string">
            <text:p>It doesn't make any difference, that doesn't matter, never mind that, we don't care about that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ukkerp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puts the head on an arrow, puts the point on a spea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ulluunniit </text:p>
          </table:table-cell>
          <table:table-cell table:style-name="ce20"/>
          <table:table-cell table:style-name="ce22" office:value-type="string" calcext:value-type="string">
            <text:p>anything at all, any one of the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unngilaq </text:p>
          </table:table-cell>
          <table:table-cell table:style-name="ce20" office:value-type="string" calcext:value-type="string">
            <text:p>oqaluut susaatsoq</text:p>
          </table:table-cell>
          <table:table-cell table:style-name="ce22" office:value-type="string" calcext:value-type="string">
            <text:p>isn't worth anything, is nothing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unuku? </text:p>
          </table:table-cell>
          <table:table-cell table:style-name="ce20"/>
          <table:table-cell table:style-name="ce22" office:value-type="string" calcext:value-type="string">
            <text:p>what are these?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up ujaraa?</text:p>
          </table:table-cell>
          <table:table-cell table:style-name="ce20"/>
          <table:table-cell table:style-name="ce22" office:value-type="string" calcext:value-type="string">
            <text:p>where does the stone come from?</text:p>
          </table:table-cell>
          <table:table-cell table:style-name="ce29"/>
          <table:table-cell table:style-name="ce36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uusupagaa</text:p>
          </table:table-cell>
          <table:table-cell table:style-name="ce20" office:value-type="string" calcext:value-type="string">
            <text:p>oqaluut susalik</text:p>
          </table:table-cell>
          <table:table-cell table:style-name="ce22" office:value-type="string" calcext:value-type="string">
            <text:p>does not think much of him/her, thinks very little of him/her 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uut </text:p>
          </table:table-cell>
          <table:table-cell table:style-name="ce20"/>
          <table:table-cell table:style-name="ce22" office:value-type="string" calcext:value-type="string">
            <text:p>which one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8" office:value-type="string" calcext:value-type="string">
            <text:p>suutat </text:p>
          </table:table-cell>
          <table:table-cell table:style-name="ce20" office:value-type="string" calcext:value-type="string">
            <text:p>taggit qasseersiut</text:p>
          </table:table-cell>
          <table:table-cell table:style-name="ce22" office:value-type="string" calcext:value-type="string">
            <text:p>soda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vamp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pong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8" office:value-type="string" calcext:value-type="string">
            <text:p>svend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journeyman, licensed tradesma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6">
          <table:table-cell table:style-name="ce8" office:value-type="string" calcext:value-type="string">
            <text:p>svendinngussalluni misilitsinneq </text:p>
          </table:table-cell>
          <table:table-cell table:style-name="ce20" office:value-type="string" calcext:value-type="string">
            <text:p>taggit</text:p>
          </table:table-cell>
          <table:table-cell table:style-name="ce29" office:value-type="string" calcext:value-type="string">
            <text:p>exam to certify a tradesman as proficient, proficiency exam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15" office:value-type="string" calcext:value-type="string">
            <text:p>svenditut allagarta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certification to practice a trad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15" office:value-type="string" calcext:value-type="string">
            <text:p>synagoge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ynagogue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15" office:value-type="string" calcext:value-type="string">
            <text:p>svenskeq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wede, Swedish pers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5">
          <table:table-cell table:style-name="ce15" office:value-type="string" calcext:value-type="string">
            <text:p>sætteskipper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person certified as a captain of ships up to 3000 tons.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15" office:value-type="string" calcext:value-type="string">
            <text:p>Svenskit Nunaat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wede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15" office:value-type="string" calcext:value-type="string">
            <text:p>sølv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ilver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15" office:value-type="string" calcext:value-type="string">
            <text:p>svenskit umiarsuaat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a Swedish ship</text:p>
          </table:table-cell>
          <table:table-cell table:style-name="ce29" office:value-type="string" calcext:value-type="string">
            <text:p>svenskit umiarsuaat </text:p>
          </table:table-cell>
          <table:table-cell table:style-name="ce36" office:value-type="string" calcext:value-type="string">
            <text:p>a Swedish ship</text:p>
          </table:table-cell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15" office:value-type="string" calcext:value-type="string">
            <text:p>søløve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ea lion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15" office:value-type="string" calcext:value-type="string">
            <text:p>syfilis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syphilis</text:p>
          </table:table-cell>
          <table:table-cell table:style-name="ce29"/>
          <table:table-cell table:style-name="ce35"/>
          <table:table-cell table:style-name="ce20"/>
          <table:table-cell table:style-name="ce17"/>
          <table:table-cell table:number-columns-repeated="1017"/>
        </table:table-row>
        <table:table-row table:style-name="ro3">
          <table:table-cell table:style-name="ce16" office:value-type="string" calcext:value-type="string">
            <text:p>sømili </text:p>
          </table:table-cell>
          <table:table-cell table:style-name="ce20" office:value-type="string" calcext:value-type="string">
            <text:p>taggit</text:p>
          </table:table-cell>
          <table:table-cell table:style-name="ce22" office:value-type="string" calcext:value-type="string">
            <text:p>nautical mile</text:p>
          </table:table-cell>
          <table:table-cell table:style-name="ce33"/>
          <table:table-cell table:style-name="ce40"/>
          <table:table-cell table:style-name="ce45"/>
          <table:table-cell table:style-name="ce17"/>
          <table:table-cell table:number-columns-repeated="1017"/>
        </table:table-row>
        <table:table-row table:style-name="ro3">
          <table:table-cell table:style-name="ce17"/>
          <table:table-cell table:style-name="ce22" table:number-columns-repeated="3"/>
          <table:table-cell table:style-name="ce41"/>
          <table:table-cell table:style-name="ce22"/>
          <table:table-cell table:style-name="ce17"/>
          <table:table-cell table:number-columns-repeated="1017"/>
        </table:table-row>
        <table:table-row table:style-name="ro14" table:number-rows-repeated="1046687">
          <table:table-cell table:number-columns-repeated="1024"/>
        </table:table-row>
        <table:table-row table:style-name="ro17" table:number-rows-repeated="4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2">
        <table:table-column table:style-name="co10" table:number-columns-repeated="26" table:default-cell-style-name="Default"/>
        <table:table-column table:style-name="co9" table:number-columns-repeated="998" table:default-cell-style-name="Default"/>
        <table:table-row table:style-name="ro3">
          <table:table-cell table:style-name="ce2" office:value-type="string" calcext:value-type="string">
            <text:p>nakkaalaq </text:p>
          </table:table-cell>
          <table:table-cell table:style-name="ce11"/>
          <table:table-cell table:style-name="ce19" office:value-type="string" calcext:value-type="string">
            <text:p>nedbør (-en)</text:p>
          </table:table-cell>
          <table:table-cell table:style-name="ce14" office:value-type="string" calcext:value-type="string">
            <text:p>precipitation</text:p>
          </table:table-cell>
          <table:table-cell table:style-name="ce19"/>
          <table:table-cell table:style-name="ce14"/>
          <table:table-cell table:style-name="ce25"/>
          <table:table-cell table:style-name="ce11"/>
          <table:table-cell table:style-name="ce9"/>
          <table:table-cell table:number-columns-repeated="1015"/>
        </table:table-row>
        <table:table-row table:style-name="ro3">
          <table:table-cell table:style-name="ce2" office:value-type="string" calcext:value-type="string">
            <text:p>sinini tutseruttoraa </text:p>
          </table:table-cell>
          <table:table-cell table:style-name="ce11" office:value-type="string" calcext:value-type="string">
            <text:p>oqaluut susalik</text:p>
          </table:table-cell>
          <table:table-cell table:style-name="ce19" office:value-type="string" calcext:value-type="string">
            <text:p>netop som han sov <text:s/>allerbedst</text:p>
          </table:table-cell>
          <table:table-cell table:style-name="ce14" office:value-type="string" calcext:value-type="string">
            <text:p>just when he/she was sleeping the soundest …</text:p>
          </table:table-cell>
          <table:table-cell table:style-name="ce19"/>
          <table:table-cell table:style-name="ce14"/>
          <table:table-cell table:style-name="ce25"/>
          <table:table-cell table:style-name="ce11" office:value-type="string" calcext:value-type="string">
            <text:p>check</text:p>
          </table:table-cell>
          <table:table-cell table:number-columns-repeated="1016"/>
        </table:table-row>
        <table:table-row table:style-name="ro3" table:number-rows-repeated="998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3" table:style-name="ta3">
        <table:table-column table:style-name="co10" table:number-columns-repeated="26" table:default-cell-style-name="Default"/>
        <table:table-column table:style-name="co9" table:number-columns-repeated="998" table:default-cell-style-name="Default"/>
        <table:table-row table:style-name="ro3" table:number-rows-repeated="1000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9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1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2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4" number:language="da" number:country="DK">
      <number:month number:textual="true"/>
      <number:text>-</number:text>
      <number:year/>
    </number:date-style>
    <number:time-style style:name="N10115" number:language="da" number:country="DK">
      <number:hours/>
      <number:text>:</number:text>
      <number:minutes number:style="long"/>
      <number:text> </number:text>
      <number:am-pm/>
    </number:time-style>
    <number:time-style style:name="N10116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a" number:country="DK">
      <number:number number:decimal-places="0" loext:min-decimal-places="0" number:min-integer-digits="1" number:grouping="true"/>
    </number:number-style>
    <number:number-style style:name="N10118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0" loext:min-decimal-places="0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number:number number:decimal-places="2" loext:min-decimal-places="2" number:min-integer-digits="1" number:grouping="true"/>
    </number:number-style>
    <number:number-style style:name="N10120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a" number:country="DK">
      <number:number number:decimal-places="2" loext:min-decimal-places="2" number:min-integer-digits="1" number:grouping="true"/>
    </number:number-style>
    <number:number-style style:name="N10121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a" number:country="DK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a" number:country="DK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a" number:country="DK">
      <loext:fill-character> </loext:fill-character>
      <number:text>- </number:text>
    </number:number-style>
    <number:text-style style:name="N10125" number:language="da" number:country="DK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a" number:country="DK">
      <loext:text> kr </loext:text>
      <loext:fill-character> </loext:fill-character>
      <number:text>- </number:text>
    </number:number-style>
    <number:text-style style:name="N10129" number:language="da" number:country="DK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a" number:country="DK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a" number:country="DK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a" number:country="DK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a" number:country="DK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a" number:country="DK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8">00-00-0000</text:date>, <text:time style:data-style-name="N2" text:time-value="11:50:42.087383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5-23T13:39:07</meta:creation-date>
    <dc:date>2020-05-18T11:57:04.678719384</dc:date>
    <meta:generator>LibreOffice/5.0.4.2$MacOSX_X86_64 LibreOffice_project/2b9802c1994aa0b7dc6079e128979269cf95bc78</meta:generator>
    <meta:editing-duration>PT31M42S</meta:editing-duration>
    <meta:editing-cycles>8</meta:editing-cycles>
    <meta:document-statistic meta:table-count="3" meta:cell-count="57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